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6.3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5" table:number-columns-repeated="1636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light-shoulder-l.png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29" calcext:value-type="float">
            <text:p>429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833" calcext:value-type="float">
            <text:p>1833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light-shoulder-r.png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2034" calcext:value-type="float">
            <text:p>20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2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btn-l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l’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111.955" calcext:value-type="float">
            <text:p>111.95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l’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l’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21" calcext:value-type="float">
            <text:p>1821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btn-r.png</text:p>
          </table:table-cell>
          <table:table-cell office:value-type="float" office:value="363" calcext:value-type="float">
            <text:p>363</text:p>
          </table:table-cell>
          <table:table-cell office:value-type="float" office:value="216" calcext:value-type="float">
            <text:p>216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ect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', disabled, handled by hidden button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1 for ‘r’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126.045" calcext:value-type="float">
            <text:p>2126.045</text:p>
          </table:table-cell>
          <table:table-cell office:value-type="float" office:value="70.698" calcext:value-type="float">
            <text:p>70.6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2 for ‘r’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idden button 3 for ‘r’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2-a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108.713" calcext:value-type="float">
            <text:p>2108.713</text:p>
          </table:table-cell>
          <table:table-cell office:value-type="float" office:value="359.25" calcext:value-type="float">
            <text:p>359.2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’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2-b.png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1872.288" calcext:value-type="float">
            <text:p>1872.288</text:p>
          </table:table-cell>
          <table:table-cell office:value-type="float" office:value="495.75" calcext:value-type="float">
            <text:p>495.75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’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68" calcext:value-type="float">
            <text:p>1968</text:p>
          </table:table-cell>
          <table:table-cell office:value-type="float" office:value="321.546" calcext:value-type="float">
            <text:p>321.54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1 for ‘a|b’ corner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196" calcext:value-type="float">
            <text:p>2196</text:p>
          </table:table-cell>
          <table:table-cell office:value-type="float" office:value="716.454" calcext:value-type="float">
            <text:p>716.45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oration 2 for ‘a|b’ corner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oration border for 'abxy_area'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verlay_next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47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47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07778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84" calcext:value-type="float">
            <text:p>84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07778,radial,0.02,0.04444&quot;" calcext:value-type="string">
            <text:p>overlay1_desc1 = "load_state,0.345,0.07778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07778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84" calcext:value-type="float">
            <text:p>84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07778,radial,0.02,0.04444&quot;" calcext:value-type="string">
            <text:p>overlay1_desc2 = "save_state,0.655,0.07778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1'&#10;overlay1_desc4 = &quot;l,0.08188,0.22083,rect,0.07063,0.15694&quot;&#10;overlay1_desc4_overlay = l-light-shoulder-l.png&#10;overlay1_desc4_reach_x = 0&#10;overlay1_desc4_alpha_mod = 20" calcext:value-type="string">
            <text:p>### Overlay 'landscape' &gt; 4 &gt; light for 'l1'</text:p>
            <text:p>overlay1_desc4 = "l,0.08188,0.22083,rect,0.07063,0.15694"</text:p>
            <text:p>overlay1_desc4_overlay = l-light-shoulder-l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169.5" calcext:value-type="float">
            <text:p>169.5</text:p>
          </table:table-cell>
          <table:table-cell table:formula="of:=[$source.E8]/2" office:value-type="float" office:value="169.5" calcext:value-type="float">
            <text:p>169.5</text:p>
          </table:table-cell>
          <table:table-cell table:formula="of:=[$source.F8]+[.E7]" office:value-type="float" office:value="196.5" calcext:value-type="float">
            <text:p>196.5</text:p>
          </table:table-cell>
          <table:table-cell table:formula="of:=[$source.G8]+[.F7]" office:value-type="float" office:value="238.5" calcext:value-type="float">
            <text:p>238.5</text:p>
          </table:table-cell>
          <table:table-cell table:formula="of:=ROUND([.E7]/[$source.$F$1];5)" office:value-type="float" office:value="0.07063" calcext:value-type="float">
            <text:p>0.07063</text:p>
          </table:table-cell>
          <table:table-cell table:formula="of:=ROUND([.F7]/[$source.$H$1];5)" office:value-type="float" office:value="0.15694" calcext:value-type="float">
            <text:p>0.15694</text:p>
          </table:table-cell>
          <table:table-cell table:formula="of:=ROUND([.G7]/[$source.$F$1];5)" office:value-type="float" office:value="0.08188" calcext:value-type="float">
            <text:p>0.08188</text:p>
          </table:table-cell>
          <table:table-cell table:formula="of:=ROUND([.H7]/[$source.$H$1];5)" office:value-type="float" office:value="0.22083" calcext:value-type="float">
            <text:p>0.22083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1'" calcext:value-type="string">
            <text:p>### Overlay 'landscape' &gt; 4 &gt; light for 'l1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,0.08188,0.22083,rect,0.07063,0.15694&quot;" calcext:value-type="string">
            <text:p>overlay1_desc4 = "l,0.08188,0.22083,rect,0.07063,0.15694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-l.png" calcext:value-type="string">
            <text:p>overlay1_desc4_overlay = l-light-shoulder-l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select'&#10;overlay1_desc5 = &quot;select,0.2075,0.17765,radial,0.02875,0.06389&quot;&#10;overlay1_desc5_overlay = l-light-shoulder.png&#10;overlay1_desc5_reach_x = 0&#10;overlay1_desc5_alpha_mod = 20" calcext:value-type="string"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498" calcext:value-type="float">
            <text:p>498</text:p>
          </table:table-cell>
          <table:table-cell table:formula="of:=[$source.G9]+[.F8]" office:value-type="float" office:value="191.858" calcext:value-type="float">
            <text:p>191.85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2075" calcext:value-type="float">
            <text:p>0.2075</text:p>
          </table:table-cell>
          <table:table-cell table:formula="of:=ROUND([.H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select'" calcext:value-type="string">
            <text:p>### Overlay 'landscape' &gt; 5 &gt; light for 'select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select,0.2075,0.17765,radial,0.02875,0.06389&quot;" calcext:value-type="string">
            <text:p>overlay1_desc5 = "select,0.2075,0.17765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tart'&#10;overlay1_desc6 = &quot;start,0.7925,0.17765,radial,0.02875,0.06389&quot;&#10;overlay1_desc6_overlay = l-light-shoulder.png&#10;overlay1_desc6_reach_x = 0&#10;overlay1_desc6_alpha_mod = 20" calcext:value-type="string"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9" calcext:value-type="float">
            <text:p>69</text:p>
          </table:table-cell>
          <table:table-cell table:formula="of:=[$source.E10]/2" office:value-type="float" office:value="69" calcext:value-type="float">
            <text:p>69</text:p>
          </table:table-cell>
          <table:table-cell table:formula="of:=[$source.F10]+[.E9]" office:value-type="float" office:value="1902" calcext:value-type="float">
            <text:p>1902</text:p>
          </table:table-cell>
          <table:table-cell table:formula="of:=[$source.G10]+[.F9]" office:value-type="float" office:value="191.858" calcext:value-type="float">
            <text:p>191.858</text:p>
          </table:table-cell>
          <table:table-cell table:formula="of:=ROUND([.E9]/[$source.$F$1];5)" office:value-type="float" office:value="0.02875" calcext:value-type="float">
            <text:p>0.02875</text:p>
          </table:table-cell>
          <table:table-cell table:formula="of:=ROUND([.F9]/[$source.$H$1];5)" office:value-type="float" office:value="0.06389" calcext:value-type="float">
            <text:p>0.06389</text:p>
          </table:table-cell>
          <table:table-cell table:formula="of:=ROUND([.G9]/[$source.$F$1];5)" office:value-type="float" office:value="0.7925" calcext:value-type="float">
            <text:p>0.7925</text:p>
          </table:table-cell>
          <table:table-cell table:formula="of:=ROUND([.H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tart'" calcext:value-type="string">
            <text:p>### Overlay 'landscape' &gt; 6 &gt; light for 'star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tart,0.7925,0.17765,radial,0.02875,0.06389&quot;" calcext:value-type="string">
            <text:p>overlay1_desc6 = "start,0.7925,0.17765,radial,0.02875,0.063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shoulder.png" calcext:value-type="string">
            <text:p>overlay1_desc6_overlay = l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r1'&#10;overlay1_desc7 = &quot;r,0.91813,0.22083,rect,0.07063,0.15694&quot;&#10;overlay1_desc7_overlay = l-light-shoulder-r.png&#10;overlay1_desc7_reach_x = 0&#10;overlay1_desc7_alpha_mod = 20" calcext:value-type="string">
            <text:p>### Overlay 'landscape' &gt; 7 &gt; light for 'r1'</text:p>
            <text:p>overlay1_desc7 = "r,0.91813,0.22083,rect,0.07063,0.15694"</text:p>
            <text:p>overlay1_desc7_overlay = l-light-shoulder-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169.5" calcext:value-type="float">
            <text:p>169.5</text:p>
          </table:table-cell>
          <table:table-cell table:formula="of:=[$source.E11]/2" office:value-type="float" office:value="169.5" calcext:value-type="float">
            <text:p>169.5</text:p>
          </table:table-cell>
          <table:table-cell table:formula="of:=[$source.F11]+[.E10]" office:value-type="float" office:value="2203.5" calcext:value-type="float">
            <text:p>2203.5</text:p>
          </table:table-cell>
          <table:table-cell table:formula="of:=[$source.G11]+[.F10]" office:value-type="float" office:value="238.5" calcext:value-type="float">
            <text:p>238.5</text:p>
          </table:table-cell>
          <table:table-cell table:formula="of:=ROUND([.E10]/[$source.$F$1];5)" office:value-type="float" office:value="0.07063" calcext:value-type="float">
            <text:p>0.07063</text:p>
          </table:table-cell>
          <table:table-cell table:formula="of:=ROUND([.F10]/[$source.$H$1];5)" office:value-type="float" office:value="0.15694" calcext:value-type="float">
            <text:p>0.15694</text:p>
          </table:table-cell>
          <table:table-cell table:formula="of:=ROUND([.G10]/[$source.$F$1];5)" office:value-type="float" office:value="0.91813" calcext:value-type="float">
            <text:p>0.91813</text:p>
          </table:table-cell>
          <table:table-cell table:formula="of:=ROUND([.H10]/[$source.$H$1];5)" office:value-type="float" office:value="0.22083" calcext:value-type="float">
            <text:p>0.22083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r1'" calcext:value-type="string">
            <text:p>### Overlay 'landscape' &gt; 7 &gt; light for 'r1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r,0.91813,0.22083,rect,0.07063,0.15694&quot;" calcext:value-type="string">
            <text:p>overlay1_desc7 = "r,0.91813,0.22083,rect,0.07063,0.15694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shoulder-r.png" calcext:value-type="string">
            <text:p>overlay1_desc7_overlay = l-light-shoulder-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up'&#10;overlay1_desc8 = &quot;up,0.12375,0.35833,radial,0.04,0.08889&quot;&#10;overlay1_desc8_overlay = l-light-act4.png&#10;overlay1_desc8_reach_x = 0&#10;overlay1_desc8_alpha_mod = 20" calcext:value-type="string"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96" calcext:value-type="float">
            <text:p>96</text:p>
          </table:table-cell>
          <table:table-cell table:formula="of:=[$source.E12]/2" office:value-type="float" office:value="96" calcext:value-type="float">
            <text:p>96</text:p>
          </table:table-cell>
          <table:table-cell table:formula="of:=[$source.F12]+[.E11]" office:value-type="float" office:value="297" calcext:value-type="float">
            <text:p>297</text:p>
          </table:table-cell>
          <table:table-cell table:formula="of:=[$source.G12]+[.F11]" office:value-type="float" office:value="387" calcext:value-type="float">
            <text:p>387</text:p>
          </table:table-cell>
          <table:table-cell table:formula="of:=ROUND([.E11]/[$source.$F$1];5)" office:value-type="float" office:value="0.04" calcext:value-type="float">
            <text:p>0.04</text:p>
          </table:table-cell>
          <table:table-cell table:formula="of:=ROUND([.F11]/[$source.$H$1];5)" office:value-type="float" office:value="0.08889" calcext:value-type="float">
            <text:p>0.08889</text:p>
          </table:table-cell>
          <table:table-cell table:formula="of:=ROUND([.G11]/[$source.$F$1];5)" office:value-type="float" office:value="0.12375" calcext:value-type="float">
            <text:p>0.12375</text:p>
          </table:table-cell>
          <table:table-cell table:formula="of:=ROUND([.H1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up'" calcext:value-type="string">
            <text:p>### Overlay 'landscape' &gt; 8 &gt; light for 'up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up,0.12375,0.35833,radial,0.04,0.08889&quot;" calcext:value-type="string">
            <text:p>overlay1_desc8 = "up,0.12375,0.35833,radial,0.04,0.088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act4.png" calcext:value-type="string">
            <text:p>overlay1_desc8_overlay = l-light-act4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left'&#10;overlay1_desc9 = &quot;left,0.06,0.5,radial,0.04,0.08889&quot;&#10;overlay1_desc9_overlay = l-light-act4.png&#10;overlay1_desc9_reach_x = 0&#10;overlay1_desc9_alpha_mod = 20" calcext:value-type="string"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96" calcext:value-type="float">
            <text:p>96</text:p>
          </table:table-cell>
          <table:table-cell table:formula="of:=[$source.E13]/2" office:value-type="float" office:value="96" calcext:value-type="float">
            <text:p>96</text:p>
          </table:table-cell>
          <table:table-cell table:formula="of:=[$source.F13]+[.E12]" office:value-type="float" office:value="144" calcext:value-type="float">
            <text:p>144</text:p>
          </table:table-cell>
          <table:table-cell table:formula="of:=[$source.G13]+[.F12]" office:value-type="float" office:value="540" calcext:value-type="float">
            <text:p>540</text:p>
          </table:table-cell>
          <table:table-cell table:formula="of:=ROUND([.E12]/[$source.$F$1];5)" office:value-type="float" office:value="0.04" calcext:value-type="float">
            <text:p>0.04</text:p>
          </table:table-cell>
          <table:table-cell table:formula="of:=ROUND([.F12]/[$source.$H$1];5)" office:value-type="float" office:value="0.08889" calcext:value-type="float">
            <text:p>0.08889</text:p>
          </table:table-cell>
          <table:table-cell table:formula="of:=ROUND([.G12]/[$source.$F$1];5)" office:value-type="float" office:value="0.06" calcext:value-type="float">
            <text:p>0.06</text:p>
          </table:table-cell>
          <table:table-cell table:formula="of:=ROUND([.H1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left'" calcext:value-type="string">
            <text:p>### Overlay 'landscape' &gt; 9 &gt; light for 'left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left,0.06,0.5,radial,0.04,0.08889&quot;" calcext:value-type="string">
            <text:p>overlay1_desc9 = "left,0.06,0.5,radial,0.04,0.088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act4.png" calcext:value-type="string">
            <text:p>overlay1_desc9_overlay = l-light-act4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right'&#10;overlay1_desc10 = &quot;right,0.1875,0.5,radial,0.04,0.08889&quot;&#10;overlay1_desc10_overlay = l-light-act4.png&#10;overlay1_desc10_reach_x = 0&#10;overlay1_desc10_alpha_mod = 20" calcext:value-type="string"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96" calcext:value-type="float">
            <text:p>96</text:p>
          </table:table-cell>
          <table:table-cell table:formula="of:=[$source.E14]/2" office:value-type="float" office:value="96" calcext:value-type="float">
            <text:p>96</text:p>
          </table:table-cell>
          <table:table-cell table:formula="of:=[$source.F14]+[.E13]" office:value-type="float" office:value="450" calcext:value-type="float">
            <text:p>450</text:p>
          </table:table-cell>
          <table:table-cell table:formula="of:=[$source.G14]+[.F13]" office:value-type="float" office:value="540" calcext:value-type="float">
            <text:p>540</text:p>
          </table:table-cell>
          <table:table-cell table:formula="of:=ROUND([.E13]/[$source.$F$1];5)" office:value-type="float" office:value="0.04" calcext:value-type="float">
            <text:p>0.04</text:p>
          </table:table-cell>
          <table:table-cell table:formula="of:=ROUND([.F13]/[$source.$H$1];5)" office:value-type="float" office:value="0.08889" calcext:value-type="float">
            <text:p>0.08889</text:p>
          </table:table-cell>
          <table:table-cell table:formula="of:=ROUND([.G13]/[$source.$F$1];5)" office:value-type="float" office:value="0.1875" calcext:value-type="float">
            <text:p>0.1875</text:p>
          </table:table-cell>
          <table:table-cell table:formula="of:=ROUND([.H1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right'" calcext:value-type="string">
            <text:p>### Overlay 'landscape' &gt; 10 &gt; light for 'right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right,0.1875,0.5,radial,0.04,0.08889&quot;" calcext:value-type="string">
            <text:p>overlay1_desc10 = "right,0.1875,0.5,radial,0.04,0.08889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act4.png" calcext:value-type="string">
            <text:p>overlay1_desc10_overlay = l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down'&#10;overlay1_desc11 = &quot;down,0.12375,0.64167,radial,0.04,0.08889&quot;&#10;overlay1_desc11_overlay = l-light-act4.png&#10;overlay1_desc11_reach_x = 0&#10;overlay1_desc11_alpha_mod = 20" calcext:value-type="string"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96" calcext:value-type="float">
            <text:p>96</text:p>
          </table:table-cell>
          <table:table-cell table:formula="of:=[$source.E15]/2" office:value-type="float" office:value="96" calcext:value-type="float">
            <text:p>96</text:p>
          </table:table-cell>
          <table:table-cell table:formula="of:=[$source.F15]+[.E14]" office:value-type="float" office:value="297" calcext:value-type="float">
            <text:p>297</text:p>
          </table:table-cell>
          <table:table-cell table:formula="of:=[$source.G15]+[.F14]" office:value-type="float" office:value="693" calcext:value-type="float">
            <text:p>693</text:p>
          </table:table-cell>
          <table:table-cell table:formula="of:=ROUND([.E14]/[$source.$F$1];5)" office:value-type="float" office:value="0.04" calcext:value-type="float">
            <text:p>0.04</text:p>
          </table:table-cell>
          <table:table-cell table:formula="of:=ROUND([.F14]/[$source.$H$1];5)" office:value-type="float" office:value="0.08889" calcext:value-type="float">
            <text:p>0.08889</text:p>
          </table:table-cell>
          <table:table-cell table:formula="of:=ROUND([.G14]/[$source.$F$1];5)" office:value-type="float" office:value="0.12375" calcext:value-type="float">
            <text:p>0.12375</text:p>
          </table:table-cell>
          <table:table-cell table:formula="of:=ROUND([.H1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down'" calcext:value-type="string">
            <text:p>### Overlay 'landscape' &gt; 11 &gt; light for 'down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down,0.12375,0.64167,radial,0.04,0.08889&quot;" calcext:value-type="string">
            <text:p>overlay1_desc11 = "down,0.12375,0.64167,radial,0.04,0.08889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act4.png" calcext:value-type="string">
            <text:p>overlay1_desc11_overlay = l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up|left'&#10;overlay1_desc12 = &quot;up|left,0.05658,0.35072,radial,0.00875,0.01944&quot;&#10;overlay1_desc12_overlay = l-light-corner.png&#10;overlay1_desc12_reach_x = 0&#10;overlay1_desc12_alpha_mod = 20" calcext:value-type="string"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21" calcext:value-type="float">
            <text:p>21</text:p>
          </table:table-cell>
          <table:table-cell table:formula="of:=[$source.E16]/2" office:value-type="float" office:value="21" calcext:value-type="float">
            <text:p>21</text:p>
          </table:table-cell>
          <table:table-cell table:formula="of:=[$source.F16]+[.E15]" office:value-type="float" office:value="135.78" calcext:value-type="float">
            <text:p>135.78</text:p>
          </table:table-cell>
          <table:table-cell table:formula="of:=[$source.G16]+[.F15]" office:value-type="float" office:value="378.78" calcext:value-type="float">
            <text:p>378.78</text:p>
          </table:table-cell>
          <table:table-cell table:formula="of:=ROUND([.E15]/[$source.$F$1];5)" office:value-type="float" office:value="0.00875" calcext:value-type="float">
            <text:p>0.00875</text:p>
          </table:table-cell>
          <table:table-cell table:formula="of:=ROUND([.F15]/[$source.$H$1];5)" office:value-type="float" office:value="0.01944" calcext:value-type="float">
            <text:p>0.01944</text:p>
          </table:table-cell>
          <table:table-cell table:formula="of:=ROUND([.G15]/[$source.$F$1];5)" office:value-type="float" office:value="0.05658" calcext:value-type="float">
            <text:p>0.05658</text:p>
          </table:table-cell>
          <table:table-cell table:formula="of:=ROUND([.H1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up|left'" calcext:value-type="string">
            <text:p>### Overlay 'landscape' &gt; 12 &gt; light for 'up|lef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up|left,0.05658,0.35072,radial,0.00875,0.01944&quot;" calcext:value-type="string">
            <text:p>overlay1_desc12 = "up|left,0.05658,0.35072,radial,0.00875,0.01944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corner.png" calcext:value-type="string">
            <text:p>overlay1_desc12_overlay = l-light-corner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up|right'&#10;overlay1_desc13 = &quot;up|right,0.19093,0.35072,radial,0.00875,0.01944&quot;&#10;overlay1_desc13_overlay = l-light-corner.png&#10;overlay1_desc13_reach_x = 0&#10;overlay1_desc13_alpha_mod = 20" calcext:value-type="string"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21" calcext:value-type="float">
            <text:p>21</text:p>
          </table:table-cell>
          <table:table-cell table:formula="of:=[$source.E17]/2" office:value-type="float" office:value="21" calcext:value-type="float">
            <text:p>21</text:p>
          </table:table-cell>
          <table:table-cell table:formula="of:=[$source.F17]+[.E16]" office:value-type="float" office:value="458.22" calcext:value-type="float">
            <text:p>458.22</text:p>
          </table:table-cell>
          <table:table-cell table:formula="of:=[$source.G17]+[.F16]" office:value-type="float" office:value="378.78" calcext:value-type="float">
            <text:p>378.78</text:p>
          </table:table-cell>
          <table:table-cell table:formula="of:=ROUND([.E16]/[$source.$F$1];5)" office:value-type="float" office:value="0.00875" calcext:value-type="float">
            <text:p>0.00875</text:p>
          </table:table-cell>
          <table:table-cell table:formula="of:=ROUND([.F16]/[$source.$H$1];5)" office:value-type="float" office:value="0.01944" calcext:value-type="float">
            <text:p>0.01944</text:p>
          </table:table-cell>
          <table:table-cell table:formula="of:=ROUND([.G16]/[$source.$F$1];5)" office:value-type="float" office:value="0.19093" calcext:value-type="float">
            <text:p>0.19093</text:p>
          </table:table-cell>
          <table:table-cell table:formula="of:=ROUND([.H1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up|right'" calcext:value-type="string">
            <text:p>### Overlay 'landscape' &gt; 13 &gt; light for 'up|right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up|right,0.19093,0.35072,radial,0.00875,0.01944&quot;" calcext:value-type="string">
            <text:p>overlay1_desc13 = "up|right,0.19093,0.35072,radial,0.00875,0.01944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corner.png" calcext:value-type="string">
            <text:p>overlay1_desc13_overlay = l-light-corner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down|left'&#10;overlay1_desc14 = &quot;down|left,0.05658,0.64928,radial,0.00875,0.01944&quot;&#10;overlay1_desc14_overlay = l-light-corner.png&#10;overlay1_desc14_reach_x = 0&#10;overlay1_desc14_alpha_mod = 20" calcext:value-type="string"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21" calcext:value-type="float">
            <text:p>21</text:p>
          </table:table-cell>
          <table:table-cell table:formula="of:=[$source.E18]/2" office:value-type="float" office:value="21" calcext:value-type="float">
            <text:p>21</text:p>
          </table:table-cell>
          <table:table-cell table:formula="of:=[$source.F18]+[.E17]" office:value-type="float" office:value="135.78" calcext:value-type="float">
            <text:p>135.78</text:p>
          </table:table-cell>
          <table:table-cell table:formula="of:=[$source.G18]+[.F17]" office:value-type="float" office:value="701.22" calcext:value-type="float">
            <text:p>701.22</text:p>
          </table:table-cell>
          <table:table-cell table:formula="of:=ROUND([.E17]/[$source.$F$1];5)" office:value-type="float" office:value="0.00875" calcext:value-type="float">
            <text:p>0.00875</text:p>
          </table:table-cell>
          <table:table-cell table:formula="of:=ROUND([.F17]/[$source.$H$1];5)" office:value-type="float" office:value="0.01944" calcext:value-type="float">
            <text:p>0.01944</text:p>
          </table:table-cell>
          <table:table-cell table:formula="of:=ROUND([.G17]/[$source.$F$1];5)" office:value-type="float" office:value="0.05658" calcext:value-type="float">
            <text:p>0.05658</text:p>
          </table:table-cell>
          <table:table-cell table:formula="of:=ROUND([.H1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down|left'" calcext:value-type="string">
            <text:p>### Overlay 'landscape' &gt; 14 &gt; light for 'down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down|left,0.05658,0.64928,radial,0.00875,0.01944&quot;" calcext:value-type="string">
            <text:p>overlay1_desc14 = "down|left,0.05658,0.64928,radial,0.00875,0.01944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corner.png" calcext:value-type="string">
            <text:p>overlay1_desc14_overlay = l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down|right'&#10;overlay1_desc15 = &quot;down|right,0.19093,0.64928,radial,0.00875,0.01944&quot;&#10;overlay1_desc15_overlay = l-light-corner.png&#10;overlay1_desc15_reach_x = 0&#10;overlay1_desc15_alpha_mod = 20" calcext:value-type="string"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21" calcext:value-type="float">
            <text:p>21</text:p>
          </table:table-cell>
          <table:table-cell table:formula="of:=[$source.E19]/2" office:value-type="float" office:value="21" calcext:value-type="float">
            <text:p>21</text:p>
          </table:table-cell>
          <table:table-cell table:formula="of:=[$source.F19]+[.E18]" office:value-type="float" office:value="458.22" calcext:value-type="float">
            <text:p>458.22</text:p>
          </table:table-cell>
          <table:table-cell table:formula="of:=[$source.G19]+[.F18]" office:value-type="float" office:value="701.22" calcext:value-type="float">
            <text:p>701.22</text:p>
          </table:table-cell>
          <table:table-cell table:formula="of:=ROUND([.E18]/[$source.$F$1];5)" office:value-type="float" office:value="0.00875" calcext:value-type="float">
            <text:p>0.00875</text:p>
          </table:table-cell>
          <table:table-cell table:formula="of:=ROUND([.F18]/[$source.$H$1];5)" office:value-type="float" office:value="0.01944" calcext:value-type="float">
            <text:p>0.01944</text:p>
          </table:table-cell>
          <table:table-cell table:formula="of:=ROUND([.G18]/[$source.$F$1];5)" office:value-type="float" office:value="0.19093" calcext:value-type="float">
            <text:p>0.19093</text:p>
          </table:table-cell>
          <table:table-cell table:formula="of:=ROUND([.H1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down|right'" calcext:value-type="string">
            <text:p>### Overlay 'landscape' &gt; 15 &gt; light for 'down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down|right,0.19093,0.64928,radial,0.00875,0.01944&quot;" calcext:value-type="string">
            <text:p>overlay1_desc15 = "down|right,0.19093,0.64928,radial,0.00875,0.01944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corner.png" calcext:value-type="string">
            <text:p>overlay1_desc15_overlay = l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a'&#10;overlay1_desc16 = &quot;a,0.92551,0.43681,radial,0.04688,0.10417&quot;&#10;overlay1_desc16_overlay = l-light-act2.png&#10;overlay1_desc16_reach_x = 0&#10;overlay1_desc16_alpha_mod = 20" calcext:value-type="string">
            <text:p>### Overlay 'landscape' &gt; 16 &gt; light for 'a'</text:p>
            <text:p>overlay1_desc16 = "a,0.92551,0.43681,radial,0.04688,0.10417"</text:p>
            <text:p>overlay1_desc16_overlay = l-light-act2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12.5" calcext:value-type="float">
            <text:p>112.5</text:p>
          </table:table-cell>
          <table:table-cell table:formula="of:=[$source.E20]/2" office:value-type="float" office:value="112.5" calcext:value-type="float">
            <text:p>112.5</text:p>
          </table:table-cell>
          <table:table-cell table:formula="of:=[$source.F20]+[.E19]" office:value-type="float" office:value="2221.213" calcext:value-type="float">
            <text:p>2221.213</text:p>
          </table:table-cell>
          <table:table-cell table:formula="of:=[$source.G20]+[.F19]" office:value-type="float" office:value="471.75" calcext:value-type="float">
            <text:p>471.75</text:p>
          </table:table-cell>
          <table:table-cell table:formula="of:=ROUND([.E19]/[$source.$F$1];5)" office:value-type="float" office:value="0.04688" calcext:value-type="float">
            <text:p>0.04688</text:p>
          </table:table-cell>
          <table:table-cell table:formula="of:=ROUND([.F19]/[$source.$H$1];5)" office:value-type="float" office:value="0.10417" calcext:value-type="float">
            <text:p>0.10417</text:p>
          </table:table-cell>
          <table:table-cell table:formula="of:=ROUND([.G19]/[$source.$F$1];5)" office:value-type="float" office:value="0.92551" calcext:value-type="float">
            <text:p>0.92551</text:p>
          </table:table-cell>
          <table:table-cell table:formula="of:=ROUND([.H19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a'" calcext:value-type="string">
            <text:p>### Overlay 'landscape' &gt; 16 &gt; light for 'a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a,0.92551,0.43681,radial,0.04688,0.10417&quot;" calcext:value-type="string">
            <text:p>overlay1_desc16 = "a,0.92551,0.43681,radial,0.04688,0.10417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light-act2.png" calcext:value-type="string">
            <text:p>overlay1_desc16_overlay = l-light-act2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b'&#10;overlay1_desc17 = &quot;b,0.827,0.56319,radial,0.04688,0.10417&quot;&#10;overlay1_desc17_overlay = l-light-act2.png&#10;overlay1_desc17_reach_x = 0&#10;overlay1_desc17_alpha_mod = 20" calcext:value-type="string">
            <text:p>### Overlay 'landscape' &gt; 17 &gt; light for 'b'</text:p>
            <text:p>overlay1_desc17 = "b,0.827,0.56319,radial,0.04688,0.10417"</text:p>
            <text:p>overlay1_desc17_overlay = l-light-act2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12.5" calcext:value-type="float">
            <text:p>112.5</text:p>
          </table:table-cell>
          <table:table-cell table:formula="of:=[$source.E21]/2" office:value-type="float" office:value="112.5" calcext:value-type="float">
            <text:p>112.5</text:p>
          </table:table-cell>
          <table:table-cell table:formula="of:=[$source.F21]+[.E20]" office:value-type="float" office:value="1984.788" calcext:value-type="float">
            <text:p>1984.788</text:p>
          </table:table-cell>
          <table:table-cell table:formula="of:=[$source.G21]+[.F20]" office:value-type="float" office:value="608.25" calcext:value-type="float">
            <text:p>608.25</text:p>
          </table:table-cell>
          <table:table-cell table:formula="of:=ROUND([.E20]/[$source.$F$1];5)" office:value-type="float" office:value="0.04688" calcext:value-type="float">
            <text:p>0.04688</text:p>
          </table:table-cell>
          <table:table-cell table:formula="of:=ROUND([.F20]/[$source.$H$1];5)" office:value-type="float" office:value="0.10417" calcext:value-type="float">
            <text:p>0.10417</text:p>
          </table:table-cell>
          <table:table-cell table:formula="of:=ROUND([.G20]/[$source.$F$1];5)" office:value-type="float" office:value="0.827" calcext:value-type="float">
            <text:p>0.827</text:p>
          </table:table-cell>
          <table:table-cell table:formula="of:=ROUND([.H20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b'" calcext:value-type="string">
            <text:p>### Overlay 'landscape' &gt; 17 &gt; light for 'b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b,0.827,0.56319,radial,0.04688,0.10417&quot;" calcext:value-type="string">
            <text:p>overlay1_desc17 = "b,0.827,0.56319,radial,0.04688,0.10417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light-act2.png" calcext:value-type="string">
            <text:p>overlay1_desc17_overlay = l-light-act2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button for 'toggle_fast_forward'&#10;overlay1_desc18 = &quot;toggle_fast_forward,0.035,0.92222,radial,0.025,0.05556&quot;&#10;overlay1_desc18_overlay = l-btn-fast-forward.png&#10;overlay1_desc18_reach_x = 1.25&#10;overlay1_desc18_reach_y = 1.25&#10;overlay1_desc18_alpha_mod = 2" calcext:value-type="string">
            <text:p>### Overlay 'landscape' &gt; 18 &gt; button for 'toggle_fast_forward'</text:p>
            <text:p>overlay1_desc18 = "toggle_fast_forward,0.035,0.92222,radial,0.025,0.05556"</text:p>
            <text:p>overlay1_desc18_overlay = l-btn-fast-forward.png</text:p>
            <text:p>overlay1_desc18_reach_x = 1.25</text:p>
            <text:p>overlay1_desc18_reach_y = 1.25</text:p>
            <text:p>overlay1_desc18_alpha_mod = 2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60" calcext:value-type="float">
            <text:p>60</text:p>
          </table:table-cell>
          <table:table-cell table:formula="of:=[$source.E22]/2" office:value-type="float" office:value="60" calcext:value-type="float">
            <text:p>60</text:p>
          </table:table-cell>
          <table:table-cell table:formula="of:=[$source.F22]+[.E21]" office:value-type="float" office:value="84" calcext:value-type="float">
            <text:p>84</text:p>
          </table:table-cell>
          <table:table-cell table:formula="of:=[$source.G22]+[.F21]" office:value-type="float" office:value="996" calcext:value-type="float">
            <text:p>996</text:p>
          </table:table-cell>
          <table:table-cell table:formula="of:=ROUND([.E21]/[$source.$F$1];5)" office:value-type="float" office:value="0.025" calcext:value-type="float">
            <text:p>0.025</text:p>
          </table:table-cell>
          <table:table-cell table:formula="of:=ROUND([.F21]/[$source.$H$1];5)" office:value-type="float" office:value="0.05556" calcext:value-type="float">
            <text:p>0.05556</text:p>
          </table:table-cell>
          <table:table-cell table:formula="of:=ROUND([.G21]/[$source.$F$1];5)" office:value-type="float" office:value="0.035" calcext:value-type="float">
            <text:p>0.035</text:p>
          </table:table-cell>
          <table:table-cell table:formula="of:=ROUND([.H21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button for 'toggle_fast_forward'" calcext:value-type="string">
            <text:p>### Overlay 'landscape' &gt; 18 &gt; button for 'toggle_fast_forward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toggle_fast_forward,0.035,0.92222,radial,0.025,0.05556&quot;" calcext:value-type="string">
            <text:p>overlay1_desc18 = "toggle_fast_forward,0.035,0.92222,radial,0.025,0.05556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btn-fast-forward.png" calcext:value-type="string">
            <text:p>overlay1_desc18_overlay = l-btn-fast-forward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1.25&#10;overlay1_desc18_reach_y = 1.25" calcext:value-type="string">
            <text:p>overlay1_desc18_reach_x = 1.25</text:p>
            <text:p>overlay1_desc18_reach_y = 1.25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" calcext:value-type="string">
            <text:p>overlay1_desc18_alpha_mod = 2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button for 'load_state'&#10;overlay1_desc19 = &quot;load_state,0.345,0.07778,radial,0.025,0.05556&quot;&#10;overlay1_desc19_overlay = l-btn-load.png&#10;overlay1_desc19_reach_x = 1.25&#10;overlay1_desc19_reach_y = 1.25&#10;overlay1_desc19_alpha_mod = 2" calcext:value-type="string">
            <text:p>### Overlay 'landscape' &gt; 19 &gt; button for 'load_state'</text:p>
            <text:p>overlay1_desc19 = "load_state,0.345,0.07778,radial,0.025,0.05556"</text:p>
            <text:p>overlay1_desc19_overlay = l-btn-load.png</text:p>
            <text:p>overlay1_desc19_reach_x = 1.25</text:p>
            <text:p>overlay1_desc19_reach_y = 1.25</text:p>
            <text:p>overlay1_desc19_alpha_mod = 2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60" calcext:value-type="float">
            <text:p>60</text:p>
          </table:table-cell>
          <table:table-cell table:formula="of:=[$source.E23]/2" office:value-type="float" office:value="60" calcext:value-type="float">
            <text:p>60</text:p>
          </table:table-cell>
          <table:table-cell table:formula="of:=[$source.F23]+[.E22]" office:value-type="float" office:value="828" calcext:value-type="float">
            <text:p>828</text:p>
          </table:table-cell>
          <table:table-cell table:formula="of:=[$source.G23]+[.F22]" office:value-type="float" office:value="84" calcext:value-type="float">
            <text:p>84</text:p>
          </table:table-cell>
          <table:table-cell table:formula="of:=ROUND([.E22]/[$source.$F$1];5)" office:value-type="float" office:value="0.025" calcext:value-type="float">
            <text:p>0.025</text:p>
          </table:table-cell>
          <table:table-cell table:formula="of:=ROUND([.F22]/[$source.$H$1];5)" office:value-type="float" office:value="0.05556" calcext:value-type="float">
            <text:p>0.05556</text:p>
          </table:table-cell>
          <table:table-cell table:formula="of:=ROUND([.G22]/[$source.$F$1];5)" office:value-type="float" office:value="0.345" calcext:value-type="float">
            <text:p>0.345</text:p>
          </table:table-cell>
          <table:table-cell table:formula="of:=ROUND([.H22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button for 'load_state'" calcext:value-type="string">
            <text:p>### Overlay 'landscape' &gt; 19 &gt; button for 'load_state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load_state,0.345,0.07778,radial,0.025,0.05556&quot;" calcext:value-type="string">
            <text:p>overlay1_desc19 = "load_state,0.345,0.07778,radial,0.025,0.05556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btn-load.png" calcext:value-type="string">
            <text:p>overlay1_desc19_overlay = l-btn-load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1.25&#10;overlay1_desc19_reach_y = 1.25" calcext:value-type="string">
            <text:p>overlay1_desc19_reach_x = 1.25</text:p>
            <text:p>overlay1_desc19_reach_y = 1.25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" calcext:value-type="string">
            <text:p>overlay1_desc19_alpha_mod = 2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button for 'save_state'&#10;overlay1_desc20 = &quot;save_state,0.655,0.07778,radial,0.025,0.05556&quot;&#10;overlay1_desc20_overlay = l-btn-save.png&#10;overlay1_desc20_reach_x = 1.25&#10;overlay1_desc20_reach_y = 1.25&#10;overlay1_desc20_alpha_mod = 2" calcext:value-type="string">
            <text:p>### Overlay 'landscape' &gt; 20 &gt; button for 'save_state'</text:p>
            <text:p>overlay1_desc20 = "save_state,0.655,0.07778,radial,0.025,0.05556"</text:p>
            <text:p>overlay1_desc20_overlay = l-btn-save.png</text:p>
            <text:p>overlay1_desc20_reach_x = 1.25</text:p>
            <text:p>overlay1_desc20_reach_y = 1.25</text:p>
            <text:p>overlay1_desc20_alpha_mod = 2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60" calcext:value-type="float">
            <text:p>60</text:p>
          </table:table-cell>
          <table:table-cell table:formula="of:=[$source.E24]/2" office:value-type="float" office:value="60" calcext:value-type="float">
            <text:p>60</text:p>
          </table:table-cell>
          <table:table-cell table:formula="of:=[$source.F24]+[.E23]" office:value-type="float" office:value="1572" calcext:value-type="float">
            <text:p>1572</text:p>
          </table:table-cell>
          <table:table-cell table:formula="of:=[$source.G24]+[.F23]" office:value-type="float" office:value="84" calcext:value-type="float">
            <text:p>84</text:p>
          </table:table-cell>
          <table:table-cell table:formula="of:=ROUND([.E23]/[$source.$F$1];5)" office:value-type="float" office:value="0.025" calcext:value-type="float">
            <text:p>0.025</text:p>
          </table:table-cell>
          <table:table-cell table:formula="of:=ROUND([.F23]/[$source.$H$1];5)" office:value-type="float" office:value="0.05556" calcext:value-type="float">
            <text:p>0.05556</text:p>
          </table:table-cell>
          <table:table-cell table:formula="of:=ROUND([.G23]/[$source.$F$1];5)" office:value-type="float" office:value="0.655" calcext:value-type="float">
            <text:p>0.655</text:p>
          </table:table-cell>
          <table:table-cell table:formula="of:=ROUND([.H23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button for 'save_state'" calcext:value-type="string">
            <text:p>### Overlay 'landscape' &gt; 20 &gt; button for 'save_state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save_state,0.655,0.07778,radial,0.025,0.05556&quot;" calcext:value-type="string">
            <text:p>overlay1_desc20 = "save_state,0.655,0.07778,radial,0.025,0.05556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btn-save.png" calcext:value-type="string">
            <text:p>overlay1_desc20_overlay = l-btn-save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1.25&#10;overlay1_desc20_reach_y = 1.25" calcext:value-type="string">
            <text:p>overlay1_desc20_reach_x = 1.25</text:p>
            <text:p>overlay1_desc20_reach_y = 1.25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" calcext:value-type="string">
            <text:p>overlay1_desc20_alpha_mod = 2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button for 'menu_toggle'&#10;overlay1_desc21 = &quot;menu_toggle,0.965,0.92222,radial,0.025,0.05556&quot;&#10;overlay1_desc21_overlay = l-btn-menu.png&#10;overlay1_desc21_reach_x = 1.25&#10;overlay1_desc21_reach_y = 1.25&#10;overlay1_desc21_alpha_mod = 2" calcext:value-type="string">
            <text:p>### Overlay 'landscape' &gt; 21 &gt; button for 'menu_toggle'</text:p>
            <text:p>overlay1_desc21 = "menu_toggle,0.965,0.92222,radial,0.025,0.05556"</text:p>
            <text:p>overlay1_desc21_overlay = l-btn-menu.png</text:p>
            <text:p>overlay1_desc21_reach_x = 1.25</text:p>
            <text:p>overlay1_desc21_reach_y = 1.25</text:p>
            <text:p>overlay1_desc21_alpha_mod = 2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60" calcext:value-type="float">
            <text:p>60</text:p>
          </table:table-cell>
          <table:table-cell table:formula="of:=[$source.E25]/2" office:value-type="float" office:value="60" calcext:value-type="float">
            <text:p>60</text:p>
          </table:table-cell>
          <table:table-cell table:formula="of:=[$source.F25]+[.E24]" office:value-type="float" office:value="2316" calcext:value-type="float">
            <text:p>2316</text:p>
          </table:table-cell>
          <table:table-cell table:formula="of:=[$source.G25]+[.F24]" office:value-type="float" office:value="996" calcext:value-type="float">
            <text:p>996</text:p>
          </table:table-cell>
          <table:table-cell table:formula="of:=ROUND([.E24]/[$source.$F$1];5)" office:value-type="float" office:value="0.025" calcext:value-type="float">
            <text:p>0.025</text:p>
          </table:table-cell>
          <table:table-cell table:formula="of:=ROUND([.F24]/[$source.$H$1];5)" office:value-type="float" office:value="0.05556" calcext:value-type="float">
            <text:p>0.05556</text:p>
          </table:table-cell>
          <table:table-cell table:formula="of:=ROUND([.G24]/[$source.$F$1];5)" office:value-type="float" office:value="0.965" calcext:value-type="float">
            <text:p>0.965</text:p>
          </table:table-cell>
          <table:table-cell table:formula="of:=ROUND([.H24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button for 'menu_toggle'" calcext:value-type="string">
            <text:p>### Overlay 'landscape' &gt; 21 &gt; button for 'menu_toggle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menu_toggle,0.965,0.92222,radial,0.025,0.05556&quot;" calcext:value-type="string">
            <text:p>overlay1_desc21 = "menu_toggle,0.965,0.92222,radial,0.025,0.05556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btn-menu.png" calcext:value-type="string">
            <text:p>overlay1_desc21_overlay = l-btn-menu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1.25&#10;overlay1_desc21_reach_y = 1.25" calcext:value-type="string">
            <text:p>overlay1_desc21_reach_x = 1.25</text:p>
            <text:p>overlay1_desc21_reach_y = 1.25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" calcext:value-type="string">
            <text:p>overlay1_desc21_alpha_mod = 2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button for 'l', disabled, handled by hidden button&#10;overlay1_desc22 = &quot;l,0.08188,0.15278,rect,0.07563,0.1&quot;&#10;overlay1_desc22_overlay = l-btn-l.png&#10;overlay1_desc22_reach_x = 0&#10;overlay1_desc22_alpha_mod = 2" calcext:value-type="string">
            <text:p>### Overlay 'landscape' &gt; 22 &gt; button for 'l', disabled, handled by hidden button</text:p>
            <text:p>overlay1_desc22 = "l,0.08188,0.15278,rect,0.07563,0.1"</text:p>
            <text:p>overlay1_desc22_overlay = l-btn-l.png</text:p>
            <text:p>overlay1_desc22_reach_x = 0</text:p>
            <text:p>overlay1_desc22_alpha_mod = 2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1.5" calcext:value-type="float">
            <text:p>181.5</text:p>
          </table:table-cell>
          <table:table-cell table:formula="of:=[$source.E26]/2" office:value-type="float" office:value="108" calcext:value-type="float">
            <text:p>108</text:p>
          </table:table-cell>
          <table:table-cell table:formula="of:=[$source.F26]+[.E25]" office:value-type="float" office:value="196.5" calcext:value-type="float">
            <text:p>196.5</text:p>
          </table:table-cell>
          <table:table-cell table:formula="of:=[$source.G26]+[.F25]" office:value-type="float" office:value="165" calcext:value-type="float">
            <text:p>165</text:p>
          </table:table-cell>
          <table:table-cell table:formula="of:=ROUND([.E25]/[$source.$F$1];5)" office:value-type="float" office:value="0.07563" calcext:value-type="float">
            <text:p>0.07563</text:p>
          </table:table-cell>
          <table:table-cell table:formula="of:=ROUND([.F25]/[$source.$H$1];5)" office:value-type="float" office:value="0.1" calcext:value-type="float">
            <text:p>0.1</text:p>
          </table:table-cell>
          <table:table-cell table:formula="of:=ROUND([.G25]/[$source.$F$1];5)" office:value-type="float" office:value="0.08188" calcext:value-type="float">
            <text:p>0.08188</text:p>
          </table:table-cell>
          <table:table-cell table:formula="of:=ROUND([.H25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button for 'l', disabled, handled by hidden button" calcext:value-type="string">
            <text:p>### Overlay 'landscape' &gt; 22 &gt; button for 'l', disabled, handled by hidden button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l,0.08188,0.15278,rect,0.07563,0.1&quot;" calcext:value-type="string">
            <text:p>overlay1_desc22 = "l,0.08188,0.15278,rect,0.07563,0.1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btn-l.png" calcext:value-type="string">
            <text:p>overlay1_desc22_overlay = l-btn-l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" calcext:value-type="string">
            <text:p>overlay1_desc22_alpha_mod = 2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hidden button 1 for ‘l’&#10;overlay1_desc23 = &quot;l,0.04,0.17765,radial,0.03375,0.075&quot;&#10;overlay1_desc23_reach_x = 1.25&#10;overlay1_desc23_reach_y = 1.25&#10;overlay1_desc23_alpha_mod = 0" calcext:value-type="string">
            <text:p>### Overlay 'landscape' &gt; 23 &gt; hidden button 1 for ‘l’</text:p>
            <text:p>overlay1_desc23 = "l,0.04,0.17765,radial,0.03375,0.075"</text:p>
            <text:p>overlay1_desc23_reach_x = 1.25</text:p>
            <text:p>overlay1_desc23_reach_y = 1.25</text:p>
            <text:p>overlay1_desc23_alpha_mod = 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81" calcext:value-type="float">
            <text:p>81</text:p>
          </table:table-cell>
          <table:table-cell table:formula="of:=[$source.E27]/2" office:value-type="float" office:value="81" calcext:value-type="float">
            <text:p>81</text:p>
          </table:table-cell>
          <table:table-cell table:formula="of:=[$source.F27]+[.E26]" office:value-type="float" office:value="96" calcext:value-type="float">
            <text:p>96</text:p>
          </table:table-cell>
          <table:table-cell table:formula="of:=[$source.G27]+[.F26]" office:value-type="float" office:value="191.858" calcext:value-type="float">
            <text:p>191.858</text:p>
          </table:table-cell>
          <table:table-cell table:formula="of:=ROUND([.E26]/[$source.$F$1];5)" office:value-type="float" office:value="0.03375" calcext:value-type="float">
            <text:p>0.03375</text:p>
          </table:table-cell>
          <table:table-cell table:formula="of:=ROUND([.F26]/[$source.$H$1];5)" office:value-type="float" office:value="0.075" calcext:value-type="float">
            <text:p>0.075</text:p>
          </table:table-cell>
          <table:table-cell table:formula="of:=ROUND([.G26]/[$source.$F$1];5)" office:value-type="float" office:value="0.04" calcext:value-type="float">
            <text:p>0.04</text:p>
          </table:table-cell>
          <table:table-cell table:formula="of:=ROUND([.H26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hidden button 1 for ‘l’" calcext:value-type="string">
            <text:p>### Overlay 'landscape' &gt; 23 &gt; hidden button 1 for ‘l’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l,0.04,0.17765,radial,0.03375,0.075&quot;" calcext:value-type="string">
            <text:p>overlay1_desc23 = "l,0.04,0.17765,radial,0.03375,0.075"</text:p>
          </table:table-cell>
          <table:table-cell table:formula="of:=IF([$source.C27]=&quot;&quot;;&quot;&quot;;&quot;overlay&quot;&amp;[$source.$D$1]&amp;&quot;_desc&quot;&amp;[.D26]&amp;&quot;_overlay = &quot;&amp;[$source.C27])">
            <text:p/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1.25&#10;overlay1_desc23_reach_y = 1.25" calcext:value-type="string">
            <text:p>overlay1_desc23_reach_x = 1.25</text:p>
            <text:p>overlay1_desc23_reach_y = 1.25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0" calcext:value-type="string">
            <text:p>overlay1_desc23_alpha_mod = 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hidden button 2 for ‘l’&#10;overlay1_desc24 = &quot;l,0.0804,0.14046,radial,0.03375,0.075&quot;&#10;overlay1_desc24_reach_x = 1.25&#10;overlay1_desc24_reach_y = 1.25&#10;overlay1_desc24_alpha_mod = 0" calcext:value-type="string">
            <text:p>### Overlay 'landscape' &gt; 24 &gt; hidden button 2 for ‘l’</text:p>
            <text:p>overlay1_desc24 = "l,0.0804,0.14046,radial,0.03375,0.075"</text:p>
            <text:p>overlay1_desc24_reach_x = 1.25</text:p>
            <text:p>overlay1_desc24_reach_y = 1.25</text:p>
            <text:p>overlay1_desc24_alpha_mod = 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81" calcext:value-type="float">
            <text:p>81</text:p>
          </table:table-cell>
          <table:table-cell table:formula="of:=[$source.E28]/2" office:value-type="float" office:value="81" calcext:value-type="float">
            <text:p>81</text:p>
          </table:table-cell>
          <table:table-cell table:formula="of:=[$source.F28]+[.E27]" office:value-type="float" office:value="192.955" calcext:value-type="float">
            <text:p>192.955</text:p>
          </table:table-cell>
          <table:table-cell table:formula="of:=[$source.G28]+[.F27]" office:value-type="float" office:value="151.698" calcext:value-type="float">
            <text:p>151.698</text:p>
          </table:table-cell>
          <table:table-cell table:formula="of:=ROUND([.E27]/[$source.$F$1];5)" office:value-type="float" office:value="0.03375" calcext:value-type="float">
            <text:p>0.03375</text:p>
          </table:table-cell>
          <table:table-cell table:formula="of:=ROUND([.F27]/[$source.$H$1];5)" office:value-type="float" office:value="0.075" calcext:value-type="float">
            <text:p>0.075</text:p>
          </table:table-cell>
          <table:table-cell table:formula="of:=ROUND([.G27]/[$source.$F$1];5)" office:value-type="float" office:value="0.0804" calcext:value-type="float">
            <text:p>0.0804</text:p>
          </table:table-cell>
          <table:table-cell table:formula="of:=ROUND([.H27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hidden button 2 for ‘l’" calcext:value-type="string">
            <text:p>### Overlay 'landscape' &gt; 24 &gt; hidden button 2 for ‘l’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l,0.0804,0.14046,radial,0.03375,0.075&quot;" calcext:value-type="string">
            <text:p>overlay1_desc24 = "l,0.0804,0.14046,radial,0.03375,0.075"</text:p>
          </table:table-cell>
          <table:table-cell table:formula="of:=IF([$source.C28]=&quot;&quot;;&quot;&quot;;&quot;overlay&quot;&amp;[$source.$D$1]&amp;&quot;_desc&quot;&amp;[.D27]&amp;&quot;_overlay = &quot;&amp;[$source.C28])">
            <text:p/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1.25&#10;overlay1_desc24_reach_y = 1.25" calcext:value-type="string">
            <text:p>overlay1_desc24_reach_x = 1.25</text:p>
            <text:p>overlay1_desc24_reach_y = 1.25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0" calcext:value-type="string">
            <text:p>overlay1_desc24_alpha_mod = 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hidden button 3 for ‘l’&#10;overlay1_desc25 = &quot;l,0.12375,0.12778,radial,0.03375,0.075&quot;&#10;overlay1_desc25_reach_x = 1.25&#10;overlay1_desc25_reach_y = 1.25&#10;overlay1_desc25_alpha_mod = 0" calcext:value-type="string">
            <text:p>### Overlay 'landscape' &gt; 25 &gt; hidden button 3 for ‘l’</text:p>
            <text:p>overlay1_desc25 = "l,0.12375,0.12778,radial,0.03375,0.075"</text:p>
            <text:p>overlay1_desc25_reach_x = 1.25</text:p>
            <text:p>overlay1_desc25_reach_y = 1.25</text:p>
            <text:p>overlay1_desc25_alpha_mod = 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81" calcext:value-type="float">
            <text:p>81</text:p>
          </table:table-cell>
          <table:table-cell table:formula="of:=[$source.E29]/2" office:value-type="float" office:value="81" calcext:value-type="float">
            <text:p>81</text:p>
          </table:table-cell>
          <table:table-cell table:formula="of:=[$source.F29]+[.E28]" office:value-type="float" office:value="297" calcext:value-type="float">
            <text:p>297</text:p>
          </table:table-cell>
          <table:table-cell table:formula="of:=[$source.G29]+[.F28]" office:value-type="float" office:value="138" calcext:value-type="float">
            <text:p>138</text:p>
          </table:table-cell>
          <table:table-cell table:formula="of:=ROUND([.E28]/[$source.$F$1];5)" office:value-type="float" office:value="0.03375" calcext:value-type="float">
            <text:p>0.03375</text:p>
          </table:table-cell>
          <table:table-cell table:formula="of:=ROUND([.F28]/[$source.$H$1];5)" office:value-type="float" office:value="0.075" calcext:value-type="float">
            <text:p>0.075</text:p>
          </table:table-cell>
          <table:table-cell table:formula="of:=ROUND([.G28]/[$source.$F$1];5)" office:value-type="float" office:value="0.12375" calcext:value-type="float">
            <text:p>0.12375</text:p>
          </table:table-cell>
          <table:table-cell table:formula="of:=ROUND([.H28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hidden button 3 for ‘l’" calcext:value-type="string">
            <text:p>### Overlay 'landscape' &gt; 25 &gt; hidden button 3 for ‘l’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l,0.12375,0.12778,radial,0.03375,0.075&quot;" calcext:value-type="string">
            <text:p>overlay1_desc25 = "l,0.12375,0.12778,radial,0.03375,0.075"</text:p>
          </table:table-cell>
          <table:table-cell table:formula="of:=IF([$source.C29]=&quot;&quot;;&quot;&quot;;&quot;overlay&quot;&amp;[$source.$D$1]&amp;&quot;_desc&quot;&amp;[.D28]&amp;&quot;_overlay = &quot;&amp;[$source.C29])">
            <text:p/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1.25&#10;overlay1_desc25_reach_y = 1.25" calcext:value-type="string">
            <text:p>overlay1_desc25_reach_x = 1.25</text:p>
            <text:p>overlay1_desc25_reach_y = 1.25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0" calcext:value-type="string">
            <text:p>overlay1_desc25_alpha_mod = 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select'&#10;overlay1_desc26 = &quot;select,0.2075,0.17765,radial,0.03375,0.075&quot;&#10;overlay1_desc26_overlay = l-btn-select.png&#10;overlay1_desc26_reach_x = 1.25&#10;overlay1_desc26_reach_y = 1.25&#10;overlay1_desc26_alpha_mod = 2" calcext:value-type="string">
            <text:p>### Overlay 'landscape' &gt; 26 &gt; button for 'select'</text:p>
            <text:p>overlay1_desc26 = "select,0.2075,0.17765,radial,0.03375,0.075"</text:p>
            <text:p>overlay1_desc26_overlay = l-btn-select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81" calcext:value-type="float">
            <text:p>81</text:p>
          </table:table-cell>
          <table:table-cell table:formula="of:=[$source.E30]/2" office:value-type="float" office:value="81" calcext:value-type="float">
            <text:p>81</text:p>
          </table:table-cell>
          <table:table-cell table:formula="of:=[$source.F30]+[.E29]" office:value-type="float" office:value="498" calcext:value-type="float">
            <text:p>498</text:p>
          </table:table-cell>
          <table:table-cell table:formula="of:=[$source.G30]+[.F29]" office:value-type="float" office:value="191.858" calcext:value-type="float">
            <text:p>191.858</text:p>
          </table:table-cell>
          <table:table-cell table:formula="of:=ROUND([.E29]/[$source.$F$1];5)" office:value-type="float" office:value="0.03375" calcext:value-type="float">
            <text:p>0.03375</text:p>
          </table:table-cell>
          <table:table-cell table:formula="of:=ROUND([.F29]/[$source.$H$1];5)" office:value-type="float" office:value="0.075" calcext:value-type="float">
            <text:p>0.075</text:p>
          </table:table-cell>
          <table:table-cell table:formula="of:=ROUND([.G29]/[$source.$F$1];5)" office:value-type="float" office:value="0.2075" calcext:value-type="float">
            <text:p>0.2075</text:p>
          </table:table-cell>
          <table:table-cell table:formula="of:=ROUND([.H2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select'" calcext:value-type="string">
            <text:p>### Overlay 'landscape' &gt; 26 &gt; button for 'select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select,0.2075,0.17765,radial,0.03375,0.075&quot;" calcext:value-type="string">
            <text:p>overlay1_desc26 = "select,0.2075,0.17765,radial,0.03375,0.07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select.png" calcext:value-type="string">
            <text:p>overlay1_desc26_overlay = l-btn-select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start'&#10;overlay1_desc27 = &quot;start,0.7925,0.17765,radial,0.03375,0.075&quot;&#10;overlay1_desc27_overlay = l-btn-start.png&#10;overlay1_desc27_reach_x = 1.25&#10;overlay1_desc27_reach_y = 1.25&#10;overlay1_desc27_alpha_mod = 2" calcext:value-type="string">
            <text:p>### Overlay 'landscape' &gt; 27 &gt; button for 'start'</text:p>
            <text:p>overlay1_desc27 = "start,0.7925,0.17765,radial,0.03375,0.075"</text:p>
            <text:p>overlay1_desc27_overlay = l-btn-start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81" calcext:value-type="float">
            <text:p>81</text:p>
          </table:table-cell>
          <table:table-cell table:formula="of:=[$source.E31]/2" office:value-type="float" office:value="81" calcext:value-type="float">
            <text:p>81</text:p>
          </table:table-cell>
          <table:table-cell table:formula="of:=[$source.F31]+[.E30]" office:value-type="float" office:value="1902" calcext:value-type="float">
            <text:p>1902</text:p>
          </table:table-cell>
          <table:table-cell table:formula="of:=[$source.G31]+[.F30]" office:value-type="float" office:value="191.858" calcext:value-type="float">
            <text:p>191.858</text:p>
          </table:table-cell>
          <table:table-cell table:formula="of:=ROUND([.E30]/[$source.$F$1];5)" office:value-type="float" office:value="0.03375" calcext:value-type="float">
            <text:p>0.03375</text:p>
          </table:table-cell>
          <table:table-cell table:formula="of:=ROUND([.F30]/[$source.$H$1];5)" office:value-type="float" office:value="0.075" calcext:value-type="float">
            <text:p>0.075</text:p>
          </table:table-cell>
          <table:table-cell table:formula="of:=ROUND([.G30]/[$source.$F$1];5)" office:value-type="float" office:value="0.7925" calcext:value-type="float">
            <text:p>0.7925</text:p>
          </table:table-cell>
          <table:table-cell table:formula="of:=ROUND([.H30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start'" calcext:value-type="string">
            <text:p>### Overlay 'landscape' &gt; 27 &gt; button for 'start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start,0.7925,0.17765,radial,0.03375,0.075&quot;" calcext:value-type="string">
            <text:p>overlay1_desc27 = "start,0.7925,0.17765,radial,0.03375,0.07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start.png" calcext:value-type="string">
            <text:p>overlay1_desc27_overlay = l-btn-start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r', disabled, handled by hidden button&#10;overlay1_desc28 = &quot;r,0.91813,0.15278,rect,0.07563,0.1&quot;&#10;overlay1_desc28_overlay = l-btn-r.png&#10;overlay1_desc28_reach_x = 0&#10;overlay1_desc28_alpha_mod = 2" calcext:value-type="string">
            <text:p>### Overlay 'landscape' &gt; 28 &gt; button for 'r', disabled, handled by hidden button</text:p>
            <text:p>overlay1_desc28 = "r,0.91813,0.15278,rect,0.07563,0.1"</text:p>
            <text:p>overlay1_desc28_overlay = l-btn-r.png</text:p>
            <text:p>overlay1_desc28_reach_x = 0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181.5" calcext:value-type="float">
            <text:p>181.5</text:p>
          </table:table-cell>
          <table:table-cell table:formula="of:=[$source.E32]/2" office:value-type="float" office:value="108" calcext:value-type="float">
            <text:p>108</text:p>
          </table:table-cell>
          <table:table-cell table:formula="of:=[$source.F32]+[.E31]" office:value-type="float" office:value="2203.5" calcext:value-type="float">
            <text:p>2203.5</text:p>
          </table:table-cell>
          <table:table-cell table:formula="of:=[$source.G32]+[.F31]" office:value-type="float" office:value="165" calcext:value-type="float">
            <text:p>165</text:p>
          </table:table-cell>
          <table:table-cell table:formula="of:=ROUND([.E31]/[$source.$F$1];5)" office:value-type="float" office:value="0.07563" calcext:value-type="float">
            <text:p>0.07563</text:p>
          </table:table-cell>
          <table:table-cell table:formula="of:=ROUND([.F31]/[$source.$H$1];5)" office:value-type="float" office:value="0.1" calcext:value-type="float">
            <text:p>0.1</text:p>
          </table:table-cell>
          <table:table-cell table:formula="of:=ROUND([.G31]/[$source.$F$1];5)" office:value-type="float" office:value="0.91813" calcext:value-type="float">
            <text:p>0.91813</text:p>
          </table:table-cell>
          <table:table-cell table:formula="of:=ROUND([.H31]/[$source.$H$1];5)" office:value-type="float" office:value="0.15278" calcext:value-type="float">
            <text:p>0.1527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r', disabled, handled by hidden button" calcext:value-type="string">
            <text:p>### Overlay 'landscape' &gt; 28 &gt; button for 'r', disabled, handled by hidden button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r,0.91813,0.15278,rect,0.07563,0.1&quot;" calcext:value-type="string">
            <text:p>overlay1_desc28 = "r,0.91813,0.15278,rect,0.07563,0.1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r.png" calcext:value-type="string">
            <text:p>overlay1_desc28_overlay = l-btn-r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0" calcext:value-type="string">
            <text:p>overlay1_desc28_reach_x = 0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hidden button 1 for ‘r’&#10;overlay1_desc29 = &quot;r,0.87625,0.12778,radial,0.03375,0.075&quot;&#10;overlay1_desc29_reach_x = 1.25&#10;overlay1_desc29_reach_y = 1.25&#10;overlay1_desc29_alpha_mod = 0" calcext:value-type="string">
            <text:p>### Overlay 'landscape' &gt; 29 &gt; hidden button 1 for ‘r’</text:p>
            <text:p>overlay1_desc29 = "r,0.87625,0.12778,radial,0.03375,0.075"</text:p>
            <text:p>overlay1_desc29_reach_x = 1.25</text:p>
            <text:p>overlay1_desc29_reach_y = 1.25</text:p>
            <text:p>overlay1_desc29_alpha_mod = 0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81" calcext:value-type="float">
            <text:p>81</text:p>
          </table:table-cell>
          <table:table-cell table:formula="of:=[$source.E33]/2" office:value-type="float" office:value="81" calcext:value-type="float">
            <text:p>81</text:p>
          </table:table-cell>
          <table:table-cell table:formula="of:=[$source.F33]+[.E32]" office:value-type="float" office:value="2103" calcext:value-type="float">
            <text:p>2103</text:p>
          </table:table-cell>
          <table:table-cell table:formula="of:=[$source.G33]+[.F32]" office:value-type="float" office:value="138" calcext:value-type="float">
            <text:p>138</text:p>
          </table:table-cell>
          <table:table-cell table:formula="of:=ROUND([.E32]/[$source.$F$1];5)" office:value-type="float" office:value="0.03375" calcext:value-type="float">
            <text:p>0.03375</text:p>
          </table:table-cell>
          <table:table-cell table:formula="of:=ROUND([.F32]/[$source.$H$1];5)" office:value-type="float" office:value="0.075" calcext:value-type="float">
            <text:p>0.075</text:p>
          </table:table-cell>
          <table:table-cell table:formula="of:=ROUND([.G32]/[$source.$F$1];5)" office:value-type="float" office:value="0.87625" calcext:value-type="float">
            <text:p>0.87625</text:p>
          </table:table-cell>
          <table:table-cell table:formula="of:=ROUND([.H32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hidden button 1 for ‘r’" calcext:value-type="string">
            <text:p>### Overlay 'landscape' &gt; 29 &gt; hidden button 1 for ‘r’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r,0.87625,0.12778,radial,0.03375,0.075&quot;" calcext:value-type="string">
            <text:p>overlay1_desc29 = "r,0.87625,0.12778,radial,0.03375,0.075"</text:p>
          </table:table-cell>
          <table:table-cell table:formula="of:=IF([$source.C33]=&quot;&quot;;&quot;&quot;;&quot;overlay&quot;&amp;[$source.$D$1]&amp;&quot;_desc&quot;&amp;[.D32]&amp;&quot;_overlay = &quot;&amp;[$source.C33])">
            <text:p/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0" calcext:value-type="string">
            <text:p>overlay1_desc29_alpha_mod = 0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hidden button 2 for ‘r’&#10;overlay1_desc30 = &quot;r,0.9196,0.14046,radial,0.03375,0.075&quot;&#10;overlay1_desc30_reach_x = 1.25&#10;overlay1_desc30_reach_y = 1.25&#10;overlay1_desc30_alpha_mod = 0" calcext:value-type="string">
            <text:p>### Overlay 'landscape' &gt; 30 &gt; hidden button 2 for ‘r’</text:p>
            <text:p>overlay1_desc30 = "r,0.9196,0.14046,radial,0.03375,0.075"</text:p>
            <text:p>overlay1_desc30_reach_x = 1.25</text:p>
            <text:p>overlay1_desc30_reach_y = 1.25</text:p>
            <text:p>overlay1_desc30_alpha_mod = 0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81" calcext:value-type="float">
            <text:p>81</text:p>
          </table:table-cell>
          <table:table-cell table:formula="of:=[$source.E34]/2" office:value-type="float" office:value="81" calcext:value-type="float">
            <text:p>81</text:p>
          </table:table-cell>
          <table:table-cell table:formula="of:=[$source.F34]+[.E33]" office:value-type="float" office:value="2207.045" calcext:value-type="float">
            <text:p>2207.045</text:p>
          </table:table-cell>
          <table:table-cell table:formula="of:=[$source.G34]+[.F33]" office:value-type="float" office:value="151.698" calcext:value-type="float">
            <text:p>151.698</text:p>
          </table:table-cell>
          <table:table-cell table:formula="of:=ROUND([.E33]/[$source.$F$1];5)" office:value-type="float" office:value="0.03375" calcext:value-type="float">
            <text:p>0.03375</text:p>
          </table:table-cell>
          <table:table-cell table:formula="of:=ROUND([.F33]/[$source.$H$1];5)" office:value-type="float" office:value="0.075" calcext:value-type="float">
            <text:p>0.075</text:p>
          </table:table-cell>
          <table:table-cell table:formula="of:=ROUND([.G33]/[$source.$F$1];5)" office:value-type="float" office:value="0.9196" calcext:value-type="float">
            <text:p>0.9196</text:p>
          </table:table-cell>
          <table:table-cell table:formula="of:=ROUND([.H33]/[$source.$H$1];5)" office:value-type="float" office:value="0.14046" calcext:value-type="float">
            <text:p>0.14046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hidden button 2 for ‘r’" calcext:value-type="string">
            <text:p>### Overlay 'landscape' &gt; 30 &gt; hidden button 2 for ‘r’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r,0.9196,0.14046,radial,0.03375,0.075&quot;" calcext:value-type="string">
            <text:p>overlay1_desc30 = "r,0.9196,0.14046,radial,0.03375,0.075"</text:p>
          </table:table-cell>
          <table:table-cell table:formula="of:=IF([$source.C34]=&quot;&quot;;&quot;&quot;;&quot;overlay&quot;&amp;[$source.$D$1]&amp;&quot;_desc&quot;&amp;[.D33]&amp;&quot;_overlay = &quot;&amp;[$source.C34])">
            <text:p/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0" calcext:value-type="string">
            <text:p>overlay1_desc30_alpha_mod = 0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hidden button 3 for ‘r’&#10;overlay1_desc31 = &quot;r,0.96,0.17765,radial,0.03375,0.075&quot;&#10;overlay1_desc31_reach_x = 1.25&#10;overlay1_desc31_reach_y = 1.25&#10;overlay1_desc31_alpha_mod = 0" calcext:value-type="string">
            <text:p>### Overlay 'landscape' &gt; 31 &gt; hidden button 3 for ‘r’</text:p>
            <text:p>overlay1_desc31 = "r,0.96,0.17765,radial,0.03375,0.075"</text:p>
            <text:p>overlay1_desc31_reach_x = 1.25</text:p>
            <text:p>overlay1_desc31_reach_y = 1.25</text:p>
            <text:p>overlay1_desc31_alpha_mod = 0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81" calcext:value-type="float">
            <text:p>81</text:p>
          </table:table-cell>
          <table:table-cell table:formula="of:=[$source.E35]/2" office:value-type="float" office:value="81" calcext:value-type="float">
            <text:p>81</text:p>
          </table:table-cell>
          <table:table-cell table:formula="of:=[$source.F35]+[.E34]" office:value-type="float" office:value="2304" calcext:value-type="float">
            <text:p>2304</text:p>
          </table:table-cell>
          <table:table-cell table:formula="of:=[$source.G35]+[.F34]" office:value-type="float" office:value="191.858" calcext:value-type="float">
            <text:p>191.858</text:p>
          </table:table-cell>
          <table:table-cell table:formula="of:=ROUND([.E34]/[$source.$F$1];5)" office:value-type="float" office:value="0.03375" calcext:value-type="float">
            <text:p>0.03375</text:p>
          </table:table-cell>
          <table:table-cell table:formula="of:=ROUND([.F34]/[$source.$H$1];5)" office:value-type="float" office:value="0.075" calcext:value-type="float">
            <text:p>0.075</text:p>
          </table:table-cell>
          <table:table-cell table:formula="of:=ROUND([.G34]/[$source.$F$1];5)" office:value-type="float" office:value="0.96" calcext:value-type="float">
            <text:p>0.96</text:p>
          </table:table-cell>
          <table:table-cell table:formula="of:=ROUND([.H34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hidden button 3 for ‘r’" calcext:value-type="string">
            <text:p>### Overlay 'landscape' &gt; 31 &gt; hidden button 3 for ‘r’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r,0.96,0.17765,radial,0.03375,0.075&quot;" calcext:value-type="string">
            <text:p>overlay1_desc31 = "r,0.96,0.17765,radial,0.03375,0.075"</text:p>
          </table:table-cell>
          <table:table-cell table:formula="of:=IF([$source.C35]=&quot;&quot;;&quot;&quot;;&quot;overlay&quot;&amp;[$source.$D$1]&amp;&quot;_desc&quot;&amp;[.D34]&amp;&quot;_overlay = &quot;&amp;[$source.C35])">
            <text:p/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0" calcext:value-type="string">
            <text:p>overlay1_desc31_alpha_mod = 0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up', disabled, handled by dpad_area&#10;overlay1_desc32 = &quot;up,0.12375,0.35833,radial,0.04,0.08889&quot;&#10;overlay1_desc32_overlay = l-btn-dpad-up.png&#10;overlay1_desc32_reach_x = 0&#10;overlay1_desc32_alpha_mod = 2" calcext:value-type="string">
            <text:p>### Overlay 'landscape' &gt; 32 &gt; button for 'up', disabled, handled by dpad_area</text:p>
            <text:p>overlay1_desc32 = "up,0.12375,0.35833,radial,0.04,0.08889"</text:p>
            <text:p>overlay1_desc32_overlay = l-btn-dpad-up.png</text:p>
            <text:p>overlay1_desc32_reach_x = 0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96" calcext:value-type="float">
            <text:p>96</text:p>
          </table:table-cell>
          <table:table-cell table:formula="of:=[$source.E36]/2" office:value-type="float" office:value="96" calcext:value-type="float">
            <text:p>96</text:p>
          </table:table-cell>
          <table:table-cell table:formula="of:=[$source.F36]+[.E35]" office:value-type="float" office:value="297" calcext:value-type="float">
            <text:p>297</text:p>
          </table:table-cell>
          <table:table-cell table:formula="of:=[$source.G36]+[.F35]" office:value-type="float" office:value="387" calcext:value-type="float">
            <text:p>387</text:p>
          </table:table-cell>
          <table:table-cell table:formula="of:=ROUND([.E35]/[$source.$F$1];5)" office:value-type="float" office:value="0.04" calcext:value-type="float">
            <text:p>0.04</text:p>
          </table:table-cell>
          <table:table-cell table:formula="of:=ROUND([.F35]/[$source.$H$1];5)" office:value-type="float" office:value="0.08889" calcext:value-type="float">
            <text:p>0.08889</text:p>
          </table:table-cell>
          <table:table-cell table:formula="of:=ROUND([.G35]/[$source.$F$1];5)" office:value-type="float" office:value="0.12375" calcext:value-type="float">
            <text:p>0.12375</text:p>
          </table:table-cell>
          <table:table-cell table:formula="of:=ROUND([.H35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up', disabled, handled by dpad_area" calcext:value-type="string">
            <text:p>### Overlay 'landscape' &gt; 32 &gt; button for 'up', disabled, handled by dpad_area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up,0.12375,0.35833,radial,0.04,0.08889&quot;" calcext:value-type="string">
            <text:p>overlay1_desc32 = "up,0.12375,0.35833,radial,0.04,0.08889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dpad-up.png" calcext:value-type="string">
            <text:p>overlay1_desc32_overlay = l-btn-dpad-up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0" calcext:value-type="string">
            <text:p>overlay1_desc32_reach_x = 0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left', disabled, handled by dpad_area&#10;overlay1_desc33 = &quot;left,0.06,0.5,radial,0.04,0.08889&quot;&#10;overlay1_desc33_overlay = l-btn-dpad-left.png&#10;overlay1_desc33_reach_x = 0&#10;overlay1_desc33_alpha_mod = 2" calcext:value-type="string">
            <text:p>### Overlay 'landscape' &gt; 33 &gt; button for 'left', disabled, handled by dpad_area</text:p>
            <text:p>overlay1_desc33 = "left,0.06,0.5,radial,0.04,0.08889"</text:p>
            <text:p>overlay1_desc33_overlay = l-btn-dpad-left.png</text:p>
            <text:p>overlay1_desc33_reach_x = 0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96" calcext:value-type="float">
            <text:p>96</text:p>
          </table:table-cell>
          <table:table-cell table:formula="of:=[$source.E37]/2" office:value-type="float" office:value="96" calcext:value-type="float">
            <text:p>96</text:p>
          </table:table-cell>
          <table:table-cell table:formula="of:=[$source.F37]+[.E36]" office:value-type="float" office:value="144" calcext:value-type="float">
            <text:p>144</text:p>
          </table:table-cell>
          <table:table-cell table:formula="of:=[$source.G37]+[.F36]" office:value-type="float" office:value="540" calcext:value-type="float">
            <text:p>540</text:p>
          </table:table-cell>
          <table:table-cell table:formula="of:=ROUND([.E36]/[$source.$F$1];5)" office:value-type="float" office:value="0.04" calcext:value-type="float">
            <text:p>0.04</text:p>
          </table:table-cell>
          <table:table-cell table:formula="of:=ROUND([.F36]/[$source.$H$1];5)" office:value-type="float" office:value="0.08889" calcext:value-type="float">
            <text:p>0.08889</text:p>
          </table:table-cell>
          <table:table-cell table:formula="of:=ROUND([.G36]/[$source.$F$1];5)" office:value-type="float" office:value="0.06" calcext:value-type="float">
            <text:p>0.06</text:p>
          </table:table-cell>
          <table:table-cell table:formula="of:=ROUND([.H3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left', disabled, handled by dpad_area" calcext:value-type="string">
            <text:p>### Overlay 'landscape' &gt; 33 &gt; button for 'left', disabled, handled by dpad_area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left,0.06,0.5,radial,0.04,0.08889&quot;" calcext:value-type="string">
            <text:p>overlay1_desc33 = "left,0.06,0.5,radial,0.04,0.08889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dpad-left.png" calcext:value-type="string">
            <text:p>overlay1_desc33_overlay = l-btn-dpad-lef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0" calcext:value-type="string">
            <text:p>overlay1_desc33_reach_x = 0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ight', disabled, handled by dpad_area&#10;overlay1_desc34 = &quot;right,0.1875,0.5,radial,0.04,0.08889&quot;&#10;overlay1_desc34_overlay = l-btn-dpad-right.png&#10;overlay1_desc34_reach_x = 0&#10;overlay1_desc34_alpha_mod = 2" calcext:value-type="string">
            <text:p>### Overlay 'landscape' &gt; 34 &gt; button for 'right', disabled, handled by dpad_area</text:p>
            <text:p>overlay1_desc34 = "right,0.1875,0.5,radial,0.04,0.08889"</text:p>
            <text:p>overlay1_desc34_overlay = l-btn-dpad-right.png</text:p>
            <text:p>overlay1_desc34_reach_x = 0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96" calcext:value-type="float">
            <text:p>96</text:p>
          </table:table-cell>
          <table:table-cell table:formula="of:=[$source.E38]/2" office:value-type="float" office:value="96" calcext:value-type="float">
            <text:p>96</text:p>
          </table:table-cell>
          <table:table-cell table:formula="of:=[$source.F38]+[.E37]" office:value-type="float" office:value="450" calcext:value-type="float">
            <text:p>450</text:p>
          </table:table-cell>
          <table:table-cell table:formula="of:=[$source.G38]+[.F37]" office:value-type="float" office:value="540" calcext:value-type="float">
            <text:p>540</text:p>
          </table:table-cell>
          <table:table-cell table:formula="of:=ROUND([.E37]/[$source.$F$1];5)" office:value-type="float" office:value="0.04" calcext:value-type="float">
            <text:p>0.04</text:p>
          </table:table-cell>
          <table:table-cell table:formula="of:=ROUND([.F37]/[$source.$H$1];5)" office:value-type="float" office:value="0.08889" calcext:value-type="float">
            <text:p>0.08889</text:p>
          </table:table-cell>
          <table:table-cell table:formula="of:=ROUND([.G37]/[$source.$F$1];5)" office:value-type="float" office:value="0.1875" calcext:value-type="float">
            <text:p>0.1875</text:p>
          </table:table-cell>
          <table:table-cell table:formula="of:=ROUND([.H37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ight', disabled, handled by dpad_area" calcext:value-type="string">
            <text:p>### Overlay 'landscape' &gt; 34 &gt; button for 'right', disabled, handled by dpad_area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ight,0.1875,0.5,radial,0.04,0.08889&quot;" calcext:value-type="string">
            <text:p>overlay1_desc34 = "right,0.1875,0.5,radial,0.04,0.08889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dpad-right.png" calcext:value-type="string">
            <text:p>overlay1_desc34_overlay = l-btn-dpad-right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0" calcext:value-type="string">
            <text:p>overlay1_desc34_reach_x = 0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down', disabled, handled by dpad_area&#10;overlay1_desc35 = &quot;down,0.12375,0.64167,radial,0.04,0.08889&quot;&#10;overlay1_desc35_overlay = l-btn-dpad-down.png&#10;overlay1_desc35_reach_x = 0&#10;overlay1_desc35_alpha_mod = 2" calcext:value-type="string">
            <text:p>### Overlay 'landscape' &gt; 35 &gt; button for 'down', disabled, handled by dpad_area</text:p>
            <text:p>overlay1_desc35 = "down,0.12375,0.64167,radial,0.04,0.08889"</text:p>
            <text:p>overlay1_desc35_overlay = l-btn-dpad-down.png</text:p>
            <text:p>overlay1_desc35_reach_x = 0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96" calcext:value-type="float">
            <text:p>96</text:p>
          </table:table-cell>
          <table:table-cell table:formula="of:=[$source.E39]/2" office:value-type="float" office:value="96" calcext:value-type="float">
            <text:p>96</text:p>
          </table:table-cell>
          <table:table-cell table:formula="of:=[$source.F39]+[.E38]" office:value-type="float" office:value="297" calcext:value-type="float">
            <text:p>297</text:p>
          </table:table-cell>
          <table:table-cell table:formula="of:=[$source.G39]+[.F38]" office:value-type="float" office:value="693" calcext:value-type="float">
            <text:p>693</text:p>
          </table:table-cell>
          <table:table-cell table:formula="of:=ROUND([.E38]/[$source.$F$1];5)" office:value-type="float" office:value="0.04" calcext:value-type="float">
            <text:p>0.04</text:p>
          </table:table-cell>
          <table:table-cell table:formula="of:=ROUND([.F38]/[$source.$H$1];5)" office:value-type="float" office:value="0.08889" calcext:value-type="float">
            <text:p>0.08889</text:p>
          </table:table-cell>
          <table:table-cell table:formula="of:=ROUND([.G38]/[$source.$F$1];5)" office:value-type="float" office:value="0.12375" calcext:value-type="float">
            <text:p>0.12375</text:p>
          </table:table-cell>
          <table:table-cell table:formula="of:=ROUND([.H38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down', disabled, handled by dpad_area" calcext:value-type="string">
            <text:p>### Overlay 'landscape' &gt; 35 &gt; button for 'down', disabled, handled by dpad_area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down,0.12375,0.64167,radial,0.04,0.08889&quot;" calcext:value-type="string">
            <text:p>overlay1_desc35 = "down,0.12375,0.64167,radial,0.04,0.08889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l-btn-dpad-down.png" calcext:value-type="string">
            <text:p>overlay1_desc35_overlay = l-btn-dpad-down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0" calcext:value-type="string">
            <text:p>overlay1_desc35_reach_x = 0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|left', disabled, handled by dpad_area&#10;overlay1_desc36 = &quot;up|left,0.05658,0.35072,radial,0.00875,0.01944&quot;&#10;overlay1_desc36_overlay = l-btn-corner.png&#10;overlay1_desc36_reach_x = 0&#10;overlay1_desc36_alpha_mod = 2" calcext:value-type="string">
            <text:p>### Overlay 'landscape' &gt; 36 &gt; button for 'up|left', disabled, handled by dpad_area</text:p>
            <text:p>overlay1_desc36 = "up|left,0.05658,0.35072,radial,0.00875,0.01944"</text:p>
            <text:p>overlay1_desc36_overlay = l-btn-corner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21" calcext:value-type="float">
            <text:p>21</text:p>
          </table:table-cell>
          <table:table-cell table:formula="of:=[$source.E40]/2" office:value-type="float" office:value="21" calcext:value-type="float">
            <text:p>21</text:p>
          </table:table-cell>
          <table:table-cell table:formula="of:=[$source.F40]+[.E39]" office:value-type="float" office:value="135.78" calcext:value-type="float">
            <text:p>135.78</text:p>
          </table:table-cell>
          <table:table-cell table:formula="of:=[$source.G40]+[.F39]" office:value-type="float" office:value="378.78" calcext:value-type="float">
            <text:p>378.78</text:p>
          </table:table-cell>
          <table:table-cell table:formula="of:=ROUND([.E39]/[$source.$F$1];5)" office:value-type="float" office:value="0.00875" calcext:value-type="float">
            <text:p>0.00875</text:p>
          </table:table-cell>
          <table:table-cell table:formula="of:=ROUND([.F39]/[$source.$H$1];5)" office:value-type="float" office:value="0.01944" calcext:value-type="float">
            <text:p>0.01944</text:p>
          </table:table-cell>
          <table:table-cell table:formula="of:=ROUND([.G39]/[$source.$F$1];5)" office:value-type="float" office:value="0.05658" calcext:value-type="float">
            <text:p>0.05658</text:p>
          </table:table-cell>
          <table:table-cell table:formula="of:=ROUND([.H39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|left', disabled, handled by dpad_area" calcext:value-type="string">
            <text:p>### Overlay 'landscape' &gt; 36 &gt; button for 'up|left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|left,0.05658,0.35072,radial,0.00875,0.01944&quot;" calcext:value-type="string">
            <text:p>overlay1_desc36 = "up|left,0.05658,0.35072,radial,0.00875,0.01944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l-btn-corner.png" calcext:value-type="string">
            <text:p>overlay1_desc36_overlay = l-btn-corner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up|right', disabled, handled by dpad_area&#10;overlay1_desc37 = &quot;up|right,0.19093,0.35072,radial,0.00875,0.01944&quot;&#10;overlay1_desc37_overlay = l-btn-corner.png&#10;overlay1_desc37_reach_x = 0&#10;overlay1_desc37_alpha_mod = 2" calcext:value-type="string">
            <text:p>### Overlay 'landscape' &gt; 37 &gt; button for 'up|right', disabled, handled by dpad_area</text:p>
            <text:p>overlay1_desc37 = "up|right,0.19093,0.35072,radial,0.00875,0.01944"</text:p>
            <text:p>overlay1_desc37_overlay = l-btn-corner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21" calcext:value-type="float">
            <text:p>21</text:p>
          </table:table-cell>
          <table:table-cell table:formula="of:=[$source.E41]/2" office:value-type="float" office:value="21" calcext:value-type="float">
            <text:p>21</text:p>
          </table:table-cell>
          <table:table-cell table:formula="of:=[$source.F41]+[.E40]" office:value-type="float" office:value="458.22" calcext:value-type="float">
            <text:p>458.22</text:p>
          </table:table-cell>
          <table:table-cell table:formula="of:=[$source.G41]+[.F40]" office:value-type="float" office:value="378.78" calcext:value-type="float">
            <text:p>378.78</text:p>
          </table:table-cell>
          <table:table-cell table:formula="of:=ROUND([.E40]/[$source.$F$1];5)" office:value-type="float" office:value="0.00875" calcext:value-type="float">
            <text:p>0.00875</text:p>
          </table:table-cell>
          <table:table-cell table:formula="of:=ROUND([.F40]/[$source.$H$1];5)" office:value-type="float" office:value="0.01944" calcext:value-type="float">
            <text:p>0.01944</text:p>
          </table:table-cell>
          <table:table-cell table:formula="of:=ROUND([.G40]/[$source.$F$1];5)" office:value-type="float" office:value="0.19093" calcext:value-type="float">
            <text:p>0.19093</text:p>
          </table:table-cell>
          <table:table-cell table:formula="of:=ROUND([.H40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up|right', disabled, handled by dpad_area" calcext:value-type="string">
            <text:p>### Overlay 'landscape' &gt; 37 &gt; button for 'up|righ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up|right,0.19093,0.35072,radial,0.00875,0.01944&quot;" calcext:value-type="string">
            <text:p>overlay1_desc37 = "up|right,0.19093,0.35072,radial,0.00875,0.01944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l-btn-corner.png" calcext:value-type="string">
            <text:p>overlay1_desc37_overlay = l-btn-corner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down|left', disabled, handled by dpad_area&#10;overlay1_desc38 = &quot;down|left,0.05658,0.64928,radial,0.00875,0.01944&quot;&#10;overlay1_desc38_overlay = l-btn-corner.png&#10;overlay1_desc38_reach_x = 0&#10;overlay1_desc38_alpha_mod = 2" calcext:value-type="string">
            <text:p>### Overlay 'landscape' &gt; 38 &gt; button for 'down|left', disabled, handled by dpad_area</text:p>
            <text:p>overlay1_desc38 = "down|left,0.05658,0.64928,radial,0.00875,0.01944"</text:p>
            <text:p>overlay1_desc38_overlay = l-btn-corner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21" calcext:value-type="float">
            <text:p>21</text:p>
          </table:table-cell>
          <table:table-cell table:formula="of:=[$source.E42]/2" office:value-type="float" office:value="21" calcext:value-type="float">
            <text:p>21</text:p>
          </table:table-cell>
          <table:table-cell table:formula="of:=[$source.F42]+[.E41]" office:value-type="float" office:value="135.78" calcext:value-type="float">
            <text:p>135.78</text:p>
          </table:table-cell>
          <table:table-cell table:formula="of:=[$source.G42]+[.F41]" office:value-type="float" office:value="701.22" calcext:value-type="float">
            <text:p>701.22</text:p>
          </table:table-cell>
          <table:table-cell table:formula="of:=ROUND([.E41]/[$source.$F$1];5)" office:value-type="float" office:value="0.00875" calcext:value-type="float">
            <text:p>0.00875</text:p>
          </table:table-cell>
          <table:table-cell table:formula="of:=ROUND([.F41]/[$source.$H$1];5)" office:value-type="float" office:value="0.01944" calcext:value-type="float">
            <text:p>0.01944</text:p>
          </table:table-cell>
          <table:table-cell table:formula="of:=ROUND([.G41]/[$source.$F$1];5)" office:value-type="float" office:value="0.05658" calcext:value-type="float">
            <text:p>0.05658</text:p>
          </table:table-cell>
          <table:table-cell table:formula="of:=ROUND([.H41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down|left', disabled, handled by dpad_area" calcext:value-type="string">
            <text:p>### Overlay 'landscape' &gt; 38 &gt; button for 'down|lef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down|left,0.05658,0.64928,radial,0.00875,0.01944&quot;" calcext:value-type="string">
            <text:p>overlay1_desc38 = "down|left,0.05658,0.64928,radial,0.00875,0.01944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l-btn-corner.png" calcext:value-type="string">
            <text:p>overlay1_desc38_overlay = l-btn-corner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|right', disabled, handled by dpad_area&#10;overlay1_desc39 = &quot;down|right,0.19093,0.64928,radial,0.00875,0.01944&quot;&#10;overlay1_desc39_overlay = l-btn-corner.png&#10;overlay1_desc39_reach_x = 0&#10;overlay1_desc39_alpha_mod = 2" calcext:value-type="string">
            <text:p>### Overlay 'landscape' &gt; 39 &gt; button for 'down|right', disabled, handled by dpad_area</text:p>
            <text:p>overlay1_desc39 = "down|right,0.19093,0.64928,radial,0.00875,0.01944"</text:p>
            <text:p>overlay1_desc39_overlay = l-btn-corner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21" calcext:value-type="float">
            <text:p>21</text:p>
          </table:table-cell>
          <table:table-cell table:formula="of:=[$source.E43]/2" office:value-type="float" office:value="21" calcext:value-type="float">
            <text:p>21</text:p>
          </table:table-cell>
          <table:table-cell table:formula="of:=[$source.F43]+[.E42]" office:value-type="float" office:value="458.22" calcext:value-type="float">
            <text:p>458.22</text:p>
          </table:table-cell>
          <table:table-cell table:formula="of:=[$source.G43]+[.F42]" office:value-type="float" office:value="701.22" calcext:value-type="float">
            <text:p>701.22</text:p>
          </table:table-cell>
          <table:table-cell table:formula="of:=ROUND([.E42]/[$source.$F$1];5)" office:value-type="float" office:value="0.00875" calcext:value-type="float">
            <text:p>0.00875</text:p>
          </table:table-cell>
          <table:table-cell table:formula="of:=ROUND([.F42]/[$source.$H$1];5)" office:value-type="float" office:value="0.01944" calcext:value-type="float">
            <text:p>0.01944</text:p>
          </table:table-cell>
          <table:table-cell table:formula="of:=ROUND([.G42]/[$source.$F$1];5)" office:value-type="float" office:value="0.19093" calcext:value-type="float">
            <text:p>0.19093</text:p>
          </table:table-cell>
          <table:table-cell table:formula="of:=ROUND([.H42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|right', disabled, handled by dpad_area" calcext:value-type="string">
            <text:p>### Overlay 'landscape' &gt; 39 &gt; button for 'down|right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|right,0.19093,0.64928,radial,0.00875,0.01944&quot;" calcext:value-type="string">
            <text:p>overlay1_desc39 = "down|right,0.19093,0.64928,radial,0.00875,0.01944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l-btn-corner.png" calcext:value-type="string">
            <text:p>overlay1_desc39_overlay = l-btn-corner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handler for 'dpad_area'&#10;overlay1_desc40 = &quot;dpad_area,0.12375,0.5,radial,0.11375,0.25278&quot;&#10;overlay1_desc40_overlay = l-area-dpad.png&#10;overlay1_desc40_reach_x = 1.25&#10;overlay1_desc40_reach_y = 1.25&#10;overlay1_desc40_alpha_mod = 1" calcext:value-type="string">
            <text:p>### Overlay 'landscape' &gt; 40 &gt; handler for 'dpad_area'</text:p>
            <text:p>overlay1_desc40 = "dpad_area,0.12375,0.5,radial,0.11375,0.25278"</text:p>
            <text:p>overlay1_desc40_overlay = l-area-dpad.png</text:p>
            <text:p>overlay1_desc40_reach_x = 1.25</text:p>
            <text:p>overlay1_desc40_reach_y = 1.25</text:p>
            <text:p>overlay1_desc40_alpha_mod = 1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273" calcext:value-type="float">
            <text:p>273</text:p>
          </table:table-cell>
          <table:table-cell table:formula="of:=[$source.E44]/2" office:value-type="float" office:value="273" calcext:value-type="float">
            <text:p>273</text:p>
          </table:table-cell>
          <table:table-cell table:formula="of:=[$source.F44]+[.E43]" office:value-type="float" office:value="297" calcext:value-type="float">
            <text:p>297</text:p>
          </table:table-cell>
          <table:table-cell table:formula="of:=[$source.G44]+[.F43]" office:value-type="float" office:value="540" calcext:value-type="float">
            <text:p>540</text:p>
          </table:table-cell>
          <table:table-cell table:formula="of:=ROUND([.E43]/[$source.$F$1];5)" office:value-type="float" office:value="0.11375" calcext:value-type="float">
            <text:p>0.11375</text:p>
          </table:table-cell>
          <table:table-cell table:formula="of:=ROUND([.F43]/[$source.$H$1];5)" office:value-type="float" office:value="0.25278" calcext:value-type="float">
            <text:p>0.25278</text:p>
          </table:table-cell>
          <table:table-cell table:formula="of:=ROUND([.G43]/[$source.$F$1];5)" office:value-type="float" office:value="0.12375" calcext:value-type="float">
            <text:p>0.12375</text:p>
          </table:table-cell>
          <table:table-cell table:formula="of:=ROUND([.H4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handler for 'dpad_area'" calcext:value-type="string">
            <text:p>### Overlay 'landscape' &gt; 40 &gt; handler for 'dpad_area'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dpad_area,0.12375,0.5,radial,0.11375,0.25278&quot;" calcext:value-type="string">
            <text:p>overlay1_desc40 = "dpad_area,0.12375,0.5,radial,0.11375,0.25278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l-area-dpad.png" calcext:value-type="string">
            <text:p>overlay1_desc40_overlay = l-area-dpad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1.25&#10;overlay1_desc40_reach_y = 1.25" calcext:value-type="string">
            <text:p>overlay1_desc40_reach_x = 1.25</text:p>
            <text:p>overlay1_desc40_reach_y = 1.25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1" calcext:value-type="string">
            <text:p>overlay1_desc40_alpha_mod = 1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a’&#10;overlay1_desc41 = &quot;a,0.92551,0.43681,radial,0.04688,0.10417&quot;&#10;overlay1_desc41_overlay = l-btn-act2-a.png&#10;overlay1_desc41_reach_x = 1.25&#10;overlay1_desc41_reach_y = 1.25&#10;overlay1_desc41_alpha_mod = 2" calcext:value-type="string">
            <text:p>### Overlay 'landscape' &gt; 41 &gt; button for 'a’</text:p>
            <text:p>overlay1_desc41 = "a,0.92551,0.43681,radial,0.04688,0.10417"</text:p>
            <text:p>overlay1_desc41_overlay = l-btn-act2-a.png</text:p>
            <text:p>overlay1_desc41_reach_x = 1.25</text:p>
            <text:p>overlay1_desc41_reach_y = 1.25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12.5" calcext:value-type="float">
            <text:p>112.5</text:p>
          </table:table-cell>
          <table:table-cell table:formula="of:=[$source.E45]/2" office:value-type="float" office:value="112.5" calcext:value-type="float">
            <text:p>112.5</text:p>
          </table:table-cell>
          <table:table-cell table:formula="of:=[$source.F45]+[.E44]" office:value-type="float" office:value="2221.213" calcext:value-type="float">
            <text:p>2221.213</text:p>
          </table:table-cell>
          <table:table-cell table:formula="of:=[$source.G45]+[.F44]" office:value-type="float" office:value="471.75" calcext:value-type="float">
            <text:p>471.75</text:p>
          </table:table-cell>
          <table:table-cell table:formula="of:=ROUND([.E44]/[$source.$F$1];5)" office:value-type="float" office:value="0.04688" calcext:value-type="float">
            <text:p>0.04688</text:p>
          </table:table-cell>
          <table:table-cell table:formula="of:=ROUND([.F44]/[$source.$H$1];5)" office:value-type="float" office:value="0.10417" calcext:value-type="float">
            <text:p>0.10417</text:p>
          </table:table-cell>
          <table:table-cell table:formula="of:=ROUND([.G44]/[$source.$F$1];5)" office:value-type="float" office:value="0.92551" calcext:value-type="float">
            <text:p>0.92551</text:p>
          </table:table-cell>
          <table:table-cell table:formula="of:=ROUND([.H44]/[$source.$H$1];5)" office:value-type="float" office:value="0.43681" calcext:value-type="float">
            <text:p>0.43681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a’" calcext:value-type="string">
            <text:p>### Overlay 'landscape' &gt; 41 &gt; button for 'a’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a,0.92551,0.43681,radial,0.04688,0.10417&quot;" calcext:value-type="string">
            <text:p>overlay1_desc41 = "a,0.92551,0.43681,radial,0.04688,0.10417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l-btn-act2-a.png" calcext:value-type="string">
            <text:p>overlay1_desc41_overlay = l-btn-act2-a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1.25&#10;overlay1_desc41_reach_y = 1.25" calcext:value-type="string">
            <text:p>overlay1_desc41_reach_x = 1.25</text:p>
            <text:p>overlay1_desc41_reach_y = 1.25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b’&#10;overlay1_desc42 = &quot;b,0.827,0.56319,radial,0.04688,0.10417&quot;&#10;overlay1_desc42_overlay = l-btn-act2-b.png&#10;overlay1_desc42_reach_x = 1.25&#10;overlay1_desc42_reach_y = 1.25&#10;overlay1_desc42_alpha_mod = 2" calcext:value-type="string">
            <text:p>### Overlay 'landscape' &gt; 42 &gt; button for 'b’</text:p>
            <text:p>overlay1_desc42 = "b,0.827,0.56319,radial,0.04688,0.10417"</text:p>
            <text:p>overlay1_desc42_overlay = l-btn-act2-b.png</text:p>
            <text:p>overlay1_desc42_reach_x = 1.25</text:p>
            <text:p>overlay1_desc42_reach_y = 1.25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12.5" calcext:value-type="float">
            <text:p>112.5</text:p>
          </table:table-cell>
          <table:table-cell table:formula="of:=[$source.E46]/2" office:value-type="float" office:value="112.5" calcext:value-type="float">
            <text:p>112.5</text:p>
          </table:table-cell>
          <table:table-cell table:formula="of:=[$source.F46]+[.E45]" office:value-type="float" office:value="1984.788" calcext:value-type="float">
            <text:p>1984.788</text:p>
          </table:table-cell>
          <table:table-cell table:formula="of:=[$source.G46]+[.F45]" office:value-type="float" office:value="608.25" calcext:value-type="float">
            <text:p>608.25</text:p>
          </table:table-cell>
          <table:table-cell table:formula="of:=ROUND([.E45]/[$source.$F$1];5)" office:value-type="float" office:value="0.04688" calcext:value-type="float">
            <text:p>0.04688</text:p>
          </table:table-cell>
          <table:table-cell table:formula="of:=ROUND([.F45]/[$source.$H$1];5)" office:value-type="float" office:value="0.10417" calcext:value-type="float">
            <text:p>0.10417</text:p>
          </table:table-cell>
          <table:table-cell table:formula="of:=ROUND([.G45]/[$source.$F$1];5)" office:value-type="float" office:value="0.827" calcext:value-type="float">
            <text:p>0.827</text:p>
          </table:table-cell>
          <table:table-cell table:formula="of:=ROUND([.H45]/[$source.$H$1];5)" office:value-type="float" office:value="0.56319" calcext:value-type="float">
            <text:p>0.56319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b’" calcext:value-type="string">
            <text:p>### Overlay 'landscape' &gt; 42 &gt; button for 'b’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b,0.827,0.56319,radial,0.04688,0.10417&quot;" calcext:value-type="string">
            <text:p>overlay1_desc42 = "b,0.827,0.56319,radial,0.04688,0.1041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l-btn-act2-b.png" calcext:value-type="string">
            <text:p>overlay1_desc42_overlay = l-btn-act2-b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1.25&#10;overlay1_desc42_reach_y = 1.25" calcext:value-type="string">
            <text:p>overlay1_desc42_reach_x = 1.25</text:p>
            <text:p>overlay1_desc42_reach_y = 1.25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decoration 1 for ‘a|b’ corner&#10;overlay1_desc43 = &quot;nul,0.82875,0.31717,radial,0.00875,0.01944&quot;&#10;overlay1_desc43_overlay = l-btn-corner.png&#10;overlay1_desc43_reach_x = 0&#10;overlay1_desc43_alpha_mod = 2" calcext:value-type="string">
            <text:p>### Overlay 'landscape' &gt; 43 &gt; decoration 1 for ‘a|b’ corner</text:p>
            <text:p>overlay1_desc43 = "nul,0.82875,0.31717,radial,0.00875,0.01944"</text:p>
            <text:p>overlay1_desc43_overlay = l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21" calcext:value-type="float">
            <text:p>21</text:p>
          </table:table-cell>
          <table:table-cell table:formula="of:=[$source.E47]/2" office:value-type="float" office:value="21" calcext:value-type="float">
            <text:p>21</text:p>
          </table:table-cell>
          <table:table-cell table:formula="of:=[$source.F47]+[.E46]" office:value-type="float" office:value="1989" calcext:value-type="float">
            <text:p>1989</text:p>
          </table:table-cell>
          <table:table-cell table:formula="of:=[$source.G47]+[.F46]" office:value-type="float" office:value="342.546" calcext:value-type="float">
            <text:p>342.546</text:p>
          </table:table-cell>
          <table:table-cell table:formula="of:=ROUND([.E46]/[$source.$F$1];5)" office:value-type="float" office:value="0.00875" calcext:value-type="float">
            <text:p>0.00875</text:p>
          </table:table-cell>
          <table:table-cell table:formula="of:=ROUND([.F46]/[$source.$H$1];5)" office:value-type="float" office:value="0.01944" calcext:value-type="float">
            <text:p>0.01944</text:p>
          </table:table-cell>
          <table:table-cell table:formula="of:=ROUND([.G46]/[$source.$F$1];5)" office:value-type="float" office:value="0.82875" calcext:value-type="float">
            <text:p>0.82875</text:p>
          </table:table-cell>
          <table:table-cell table:formula="of:=ROUND([.H46]/[$source.$H$1];5)" office:value-type="float" office:value="0.31717" calcext:value-type="float">
            <text:p>0.31717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decoration 1 for ‘a|b’ corner" calcext:value-type="string">
            <text:p>### Overlay 'landscape' &gt; 43 &gt; decoration 1 for ‘a|b’ corner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nul,0.82875,0.31717,radial,0.00875,0.01944&quot;" calcext:value-type="string">
            <text:p>overlay1_desc43 = "nul,0.82875,0.31717,radial,0.00875,0.01944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l-btn-corner.png" calcext:value-type="string">
            <text:p>overlay1_desc43_overlay = l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decoration 2 for ‘a|b’ corner&#10;overlay1_desc44 = &quot;nul,0.92375,0.68283,radial,0.00875,0.01944&quot;&#10;overlay1_desc44_overlay = l-btn-corner.png&#10;overlay1_desc44_reach_x = 0&#10;overlay1_desc44_alpha_mod = 2" calcext:value-type="string">
            <text:p>### Overlay 'landscape' &gt; 44 &gt; decoration 2 for ‘a|b’ corner</text:p>
            <text:p>overlay1_desc44 = "nul,0.92375,0.68283,radial,0.00875,0.01944"</text:p>
            <text:p>overlay1_desc44_overlay = l-btn-corner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21" calcext:value-type="float">
            <text:p>21</text:p>
          </table:table-cell>
          <table:table-cell table:formula="of:=[$source.E48]/2" office:value-type="float" office:value="21" calcext:value-type="float">
            <text:p>21</text:p>
          </table:table-cell>
          <table:table-cell table:formula="of:=[$source.F48]+[.E47]" office:value-type="float" office:value="2217" calcext:value-type="float">
            <text:p>2217</text:p>
          </table:table-cell>
          <table:table-cell table:formula="of:=[$source.G48]+[.F47]" office:value-type="float" office:value="737.454" calcext:value-type="float">
            <text:p>737.454</text:p>
          </table:table-cell>
          <table:table-cell table:formula="of:=ROUND([.E47]/[$source.$F$1];5)" office:value-type="float" office:value="0.00875" calcext:value-type="float">
            <text:p>0.00875</text:p>
          </table:table-cell>
          <table:table-cell table:formula="of:=ROUND([.F47]/[$source.$H$1];5)" office:value-type="float" office:value="0.01944" calcext:value-type="float">
            <text:p>0.01944</text:p>
          </table:table-cell>
          <table:table-cell table:formula="of:=ROUND([.G47]/[$source.$F$1];5)" office:value-type="float" office:value="0.92375" calcext:value-type="float">
            <text:p>0.92375</text:p>
          </table:table-cell>
          <table:table-cell table:formula="of:=ROUND([.H47]/[$source.$H$1];5)" office:value-type="float" office:value="0.68283" calcext:value-type="float">
            <text:p>0.6828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decoration 2 for ‘a|b’ corner" calcext:value-type="string">
            <text:p>### Overlay 'landscape' &gt; 44 &gt; decoration 2 for ‘a|b’ corner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nul,0.92375,0.68283,radial,0.00875,0.01944&quot;" calcext:value-type="string">
            <text:p>overlay1_desc44 = "nul,0.92375,0.68283,radial,0.00875,0.01944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l-btn-corner.png" calcext:value-type="string">
            <text:p>overlay1_desc44_overlay = l-btn-corner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decoration border for 'abxy_area'&#10;overlay1_desc45 = &quot;nul,0.87625,0.5,radial,0.11375,0.25278&quot;&#10;overlay1_desc45_overlay = l-area-act.png&#10;overlay1_desc45_reach_x = 0&#10;overlay1_desc45_alpha_mod = 1" calcext:value-type="string">
            <text:p>### Overlay 'landscape' &gt; 45 &gt; decoration border for 'abxy_area'</text:p>
            <text:p>overlay1_desc45 = "nul,0.87625,0.5,radial,0.11375,0.25278"</text:p>
            <text:p>overlay1_desc45_overlay = l-area-act.png</text:p>
            <text:p>overlay1_desc45_reach_x = 0</text:p>
            <text:p>overlay1_desc45_alpha_mod = 1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273" calcext:value-type="float">
            <text:p>273</text:p>
          </table:table-cell>
          <table:table-cell table:formula="of:=[$source.E49]/2" office:value-type="float" office:value="273" calcext:value-type="float">
            <text:p>273</text:p>
          </table:table-cell>
          <table:table-cell table:formula="of:=[$source.F49]+[.E48]" office:value-type="float" office:value="2103" calcext:value-type="float">
            <text:p>2103</text:p>
          </table:table-cell>
          <table:table-cell table:formula="of:=[$source.G49]+[.F48]" office:value-type="float" office:value="540" calcext:value-type="float">
            <text:p>540</text:p>
          </table:table-cell>
          <table:table-cell table:formula="of:=ROUND([.E48]/[$source.$F$1];5)" office:value-type="float" office:value="0.11375" calcext:value-type="float">
            <text:p>0.11375</text:p>
          </table:table-cell>
          <table:table-cell table:formula="of:=ROUND([.F48]/[$source.$H$1];5)" office:value-type="float" office:value="0.25278" calcext:value-type="float">
            <text:p>0.25278</text:p>
          </table:table-cell>
          <table:table-cell table:formula="of:=ROUND([.G48]/[$source.$F$1];5)" office:value-type="float" office:value="0.87625" calcext:value-type="float">
            <text:p>0.87625</text:p>
          </table:table-cell>
          <table:table-cell table:formula="of:=ROUND([.H4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decoration border for 'abxy_area'" calcext:value-type="string">
            <text:p>### Overlay 'landscape' &gt; 45 &gt; decoration border for 'abxy_area'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nul,0.87625,0.5,radial,0.11375,0.25278&quot;" calcext:value-type="string">
            <text:p>overlay1_desc45 = "nul,0.87625,0.5,radial,0.11375,0.252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l-area-act.png" calcext:value-type="string">
            <text:p>overlay1_desc45_overlay = l-area-act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1" calcext:value-type="string">
            <text:p>overlay1_desc45_alpha_mod = 1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link to portrait overlay&#10;overlay1_desc46 = &quot;overlay_next,0,0,radial,0,0&quot;&#10;overlay1_desc46_reach_x = 0&#10;overlay1_desc46_alpha_mod = 0&#10;overlay1_desc46_next_target = &quot;portrait&quot;" calcext:value-type="string">
            <text:p>### Overlay 'landscape' &gt; 46 &gt; link to portrait overlay</text:p>
            <text:p>overlay1_desc46 = "overlay_next,0,0,radial,0,0"</text:p>
            <text:p>overlay1_desc46_reach_x = 0</text:p>
            <text:p>overlay1_desc46_alpha_mod = 0</text:p>
            <text:p>overlay1_desc46_next_target = "portrait"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0" calcext:value-type="float">
            <text:p>0</text:p>
          </table:table-cell>
          <table:table-cell table:formula="of:=[$source.E50]/2" office:value-type="float" office:value="0" calcext:value-type="float">
            <text:p>0</text:p>
          </table:table-cell>
          <table:table-cell table:formula="of:=[$source.F50]+[.E49]" office:value-type="float" office:value="0" calcext:value-type="float">
            <text:p>0</text:p>
          </table:table-cell>
          <table:table-cell table:formula="of:=[$source.G50]+[.F49]" office:value-type="float" office:value="0" calcext:value-type="float">
            <text:p>0</text:p>
          </table:table-cell>
          <table:table-cell table:formula="of:=ROUND([.E49]/[$source.$F$1];5)" office:value-type="float" office:value="0" calcext:value-type="float">
            <text:p>0</text:p>
          </table:table-cell>
          <table:table-cell table:formula="of:=ROUND([.F49]/[$source.$H$1];5)" office:value-type="float" office:value="0" calcext:value-type="float">
            <text:p>0</text:p>
          </table:table-cell>
          <table:table-cell table:formula="of:=ROUND([.G49]/[$source.$F$1];5)" office:value-type="float" office:value="0" calcext:value-type="float">
            <text:p>0</text:p>
          </table:table-cell>
          <table:table-cell table:formula="of:=ROUND([.H49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link to portrait overlay" calcext:value-type="string">
            <text:p>### Overlay 'landscape' &gt; 46 &gt; link to portrait overlay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overlay_next,0,0,radial,0,0&quot;" calcext:value-type="string">
            <text:p>overlay1_desc46 = "overlay_next,0,0,radial,0,0"</text:p>
          </table:table-cell>
          <table:table-cell table:formula="of:=IF([$source.C50]=&quot;&quot;;&quot;&quot;;&quot;overlay&quot;&amp;[$source.$D$1]&amp;&quot;_desc&quot;&amp;[.D49]&amp;&quot;_overlay = &quot;&amp;[$source.C50])">
            <text:p/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0" calcext:value-type="string">
            <text:p>overlay1_desc46_alpha_mod = 0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 office:value-type="string" office:string-value="overlay1_desc46_next_target = &quot;portrait&quot;" calcext:value-type="string">
            <text:p>overlay1_desc46_next_target = "portrait"</text:p>
          </table:table-cell>
          <table:table-cell table:number-columns-repeated="16364"/>
        </table:table-row>
        <table:table-row table:style-name="ro2" table:number-rows-repeated="15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6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47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07778,radial,0.02,0.04444&quot;&#10;overlay1_desc1_overlay = l-light-hotkey.png&#10;overlay1_desc1_reach_x = 0&#10;overlay1_desc1_alpha_mod = 20&#10;&#10;### Overlay 'landscape' &gt; 2 &gt; light for 'save_state'&#10;overlay1_desc2 = &quot;save_state,0.655,0.07778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l1'&#10;overlay1_desc4 = &quot;l,0.08188,0.22083,rect,0.07063,0.15694&quot;&#10;overlay1_desc4_overlay = l-light-shoulder-l.png&#10;overlay1_desc4_reach_x = 0&#10;overlay1_desc4_alpha_mod = 20&#10;&#10;### Overlay 'landscape' &gt; 5 &gt; light for 'select'&#10;overlay1_desc5 = &quot;select,0.2075,0.17765,radial,0.02875,0.06389&quot;&#10;overlay1_desc5_overlay = l-light-shoulder.png&#10;overlay1_desc5_reach_x = 0&#10;overlay1_desc5_alpha_mod = 20&#10;&#10;### Overlay 'landscape' &gt; 6 &gt; light for 'start'&#10;overlay1_desc6 = &quot;start,0.7925,0.17765,radial,0.02875,0.06389&quot;&#10;overlay1_desc6_overlay = l-light-shoulder.png&#10;overlay1_desc6_reach_x = 0&#10;overlay1_desc6_alpha_mod = 20&#10;&#10;### Overlay 'landscape' &gt; 7 &gt; light for 'r1'&#10;overlay1_desc7 = &quot;r,0.91813,0.22083,rect,0.07063,0.15694&quot;&#10;overlay1_desc7_overlay = l-light-shoulder-r.png&#10;overlay1_desc7_reach_x = 0&#10;overlay1_desc7_alpha_mod = 20&#10;&#10;### Overlay 'landscape' &gt; 8 &gt; light for 'up'&#10;overlay1_desc8 = &quot;up,0.12375,0.35833,radial,0.04,0.08889&quot;&#10;overlay1_desc8_overlay = l-light-act4.png&#10;overlay1_desc8_reach_x = 0&#10;overlay1_desc8_alpha_mod = 20&#10;&#10;### Overlay 'landscape' &gt; 9 &gt; light for 'left'&#10;overlay1_desc9 = &quot;left,0.06,0.5,radial,0.04,0.08889&quot;&#10;overlay1_desc9_overlay = l-light-act4.png&#10;overlay1_desc9_reach_x = 0&#10;overlay1_desc9_alpha_mod = 20&#10;&#10;### Overlay 'landscape' &gt; 10 &gt; light for 'right'&#10;overlay1_desc10 = &quot;right,0.1875,0.5,radial,0.04,0.08889&quot;&#10;overlay1_desc10_overlay = l-light-act4.png&#10;overlay1_desc10_reach_x = 0&#10;overlay1_desc10_alpha_mod = 20&#10;&#10;### Overlay 'landscape' &gt; 11 &gt; light for 'down'&#10;overlay1_desc11 = &quot;down,0.12375,0.64167,radial,0.04,0.08889&quot;&#10;overlay1_desc11_overlay = l-light-act4.png&#10;overlay1_desc11_reach_x = 0&#10;overlay1_desc11_alpha_mod = 20&#10;&#10;### Overlay 'landscape' &gt; 12 &gt; light for 'up|left'&#10;overlay1_desc12 = &quot;up|left,0.05658,0.35072,radial,0.00875,0.01944&quot;&#10;overlay1_desc12_overlay = l-light-corner.png&#10;overlay1_desc12_reach_x = 0&#10;overlay1_desc12_alpha_mod = 20&#10;&#10;### Overlay 'landscape' &gt; 13 &gt; light for 'up|right'&#10;overlay1_desc13 = &quot;up|right,0.19093,0.35072,radial,0.00875,0.01944&quot;&#10;overlay1_desc13_overlay = l-light-corner.png&#10;overlay1_desc13_reach_x = 0&#10;overlay1_desc13_alpha_mod = 20&#10;&#10;### Overlay 'landscape' &gt; 14 &gt; light for 'down|left'&#10;overlay1_desc14 = &quot;down|left,0.05658,0.64928,radial,0.00875,0.01944&quot;&#10;overlay1_desc14_overlay = l-light-corner.png&#10;overlay1_desc14_reach_x = 0&#10;overlay1_desc14_alpha_mod = 20&#10;&#10;### Overlay 'landscape' &gt; 15 &gt; light for 'down|right'&#10;overlay1_desc15 = &quot;down|right,0.19093,0.64928,radial,0.00875,0.01944&quot;&#10;overlay1_desc15_overlay = l-light-corner.png&#10;overlay1_desc15_reach_x = 0&#10;overlay1_desc15_alpha_mod = 20&#10;&#10;### Overlay 'landscape' &gt; 16 &gt; light for 'a'&#10;overlay1_desc16 = &quot;a,0.92551,0.43681,radial,0.04688,0.10417&quot;&#10;overlay1_desc16_overlay = l-light-act2.png&#10;overlay1_desc16_reach_x = 0&#10;overlay1_desc16_alpha_mod = 20&#10;&#10;### Overlay 'landscape' &gt; 17 &gt; light for 'b'&#10;overlay1_desc17 = &quot;b,0.827,0.56319,radial,0.04688,0.10417&quot;&#10;overlay1_desc17_overlay = l-light-act2.png&#10;overlay1_desc17_reach_x = 0&#10;overlay1_desc17_alpha_mod = 20&#10;&#10;### Overlay 'landscape' &gt; 18 &gt; button for 'toggle_fast_forward'&#10;overlay1_desc18 = &quot;toggle_fast_forward,0.035,0.92222,radial,0.025,0.05556&quot;&#10;overlay1_desc18_overlay = l-btn-fast-forward.png&#10;overlay1_desc18_reach_x = 1.25&#10;overlay1_desc18_reach_y = 1.25&#10;overlay1_desc18_alpha_mod = 2&#10;&#10;### Overlay 'landscape' &gt; 19 &gt; button for 'load_state'&#10;overlay1_desc19 = &quot;load_state,0.345,0.07778,radial,0.025,0.05556&quot;&#10;overlay1_desc19_overlay = l-btn-load.png&#10;overlay1_desc19_reach_x = 1.25&#10;overlay1_desc19_reach_y = 1.25&#10;overlay1_desc19_alpha_mod = 2&#10;&#10;### Overlay 'landscape' &gt; 20 &gt; button for 'save_state'&#10;overlay1_desc20 = &quot;save_state,0.655,0.07778,radial,0.025,0.05556&quot;&#10;overlay1_desc20_overlay = l-btn-save.png&#10;overlay1_desc20_reach_x = 1.25&#10;overlay1_desc20_reach_y = 1.25&#10;overlay1_desc20_alpha_mod = 2&#10;&#10;### Overlay 'landscape' &gt; 21 &gt; button for 'menu_toggle'&#10;overlay1_desc21 = &quot;menu_toggle,0.965,0.92222,radial,0.025,0.05556&quot;&#10;overlay1_desc21_overlay = l-btn-menu.png&#10;overlay1_desc21_reach_x = 1.25&#10;overlay1_desc21_reach_y = 1.25&#10;overlay1_desc21_alpha_mod = 2&#10;&#10;### Overlay 'landscape' &gt; 22 &gt; button for 'l', disabled, handled by hidden button&#10;overlay1_desc22 = &quot;l,0.08188,0.15278,rect,0.07563,0.1&quot;&#10;overlay1_desc22_overlay = l-btn-l.png&#10;overlay1_desc22_reach_x = 0&#10;overlay1_desc22_alpha_mod = 2&#10;&#10;### Overlay 'landscape' &gt; 23 &gt; hidden button 1 for ‘l’&#10;overlay1_desc23 = &quot;l,0.04,0.17765,radial,0.03375,0.075&quot;&#10;overlay1_desc23_reach_x = 1.25&#10;overlay1_desc23_reach_y = 1.25&#10;overlay1_desc23_alpha_mod = 0&#10;&#10;### Overlay 'landscape' &gt; 24 &gt; hidden button 2 for ‘l’&#10;overlay1_desc24 = &quot;l,0.0804,0.14046,radial,0.03375,0.075&quot;&#10;overlay1_desc24_reach_x = 1.25&#10;overlay1_desc24_reach_y = 1.25&#10;overlay1_desc24_alpha_mod = 0&#10;&#10;### Overlay 'landscape' &gt; 25 &gt; hidden button 3 for ‘l’&#10;overlay1_desc25 = &quot;l,0.12375,0.12778,radial,0.03375,0.075&quot;&#10;overlay1_desc25_reach_x = 1.25&#10;overlay1_desc25_reach_y = 1.25&#10;overlay1_desc25_alpha_mod = 0&#10;&#10;### Overlay 'landscape' &gt; 26 &gt; button for 'select'&#10;overlay1_desc26 = &quot;select,0.2075,0.17765,radial,0.03375,0.075&quot;&#10;overlay1_desc26_overlay = l-btn-select.png&#10;overlay1_desc26_reach_x = 1.25&#10;overlay1_desc26_reach_y = 1.25&#10;overlay1_desc26_alpha_mod = 2&#10;&#10;### Overlay 'landscape' &gt; 27 &gt; button for 'start'&#10;overlay1_desc27 = &quot;start,0.7925,0.17765,radial,0.03375,0.075&quot;&#10;overlay1_desc27_overlay = l-btn-start.png&#10;overlay1_desc27_reach_x = 1.25&#10;overlay1_desc27_reach_y = 1.25&#10;overlay1_desc27_alpha_mod = 2&#10;&#10;### Overlay 'landscape' &gt; 28 &gt; button for 'r', disabled, handled by hidden button&#10;overlay1_desc28 = &quot;r,0.91813,0.15278,rect,0.07563,0.1&quot;&#10;overlay1_desc28_overlay = l-btn-r.png&#10;overlay1_desc28_reach_x = 0&#10;overlay1_desc28_alpha_mod = 2&#10;&#10;### Overlay 'landscape' &gt; 29 &gt; hidden button 1 for ‘r’&#10;overlay1_desc29 = &quot;r,0.87625,0.12778,radial,0.03375,0.075&quot;&#10;overlay1_desc29_reach_x = 1.25&#10;overlay1_desc29_reach_y = 1.25&#10;overlay1_desc29_alpha_mod = 0&#10;&#10;### Overlay 'landscape' &gt; 30 &gt; hidden button 2 for ‘r’&#10;overlay1_desc30 = &quot;r,0.9196,0.14046,radial,0.03375,0.075&quot;&#10;overlay1_desc30_reach_x = 1.25&#10;overlay1_desc30_reach_y = 1.25&#10;overlay1_desc30_alpha_mod = 0&#10;&#10;### Overlay 'landscape' &gt; 31 &gt; hidden button 3 for ‘r’&#10;overlay1_desc31 = &quot;r,0.96,0.17765,radial,0.03375,0.075&quot;&#10;overlay1_desc31_reach_x = 1.25&#10;overlay1_desc31_reach_y = 1.25&#10;overlay1_desc31_alpha_mod = 0&#10;&#10;### Overlay 'landscape' &gt; 32 &gt; button for 'up', disabled, handled by dpad_area&#10;overlay1_desc32 = &quot;up,0.12375,0.35833,radial,0.04,0.08889&quot;&#10;overlay1_desc32_overlay = l-btn-dpad-up.png&#10;overlay1_desc32_reach_x = 0&#10;overlay1_desc32_alpha_mod = 2&#10;&#10;### Overlay 'landscape' &gt; 33 &gt; button for 'left', disabled, handled by dpad_area&#10;overlay1_desc33 = &quot;left,0.06,0.5,radial,0.04,0.08889&quot;&#10;overlay1_desc33_overlay = l-btn-dpad-left.png&#10;overlay1_desc33_reach_x = 0&#10;overlay1_desc33_alpha_mod = 2&#10;&#10;### Overlay 'landscape' &gt; 34 &gt; button for 'right', disabled, handled by dpad_area&#10;overlay1_desc34 = &quot;right,0.1875,0.5,radial,0.04,0.08889&quot;&#10;overlay1_desc34_overlay = l-btn-dpad-right.png&#10;overlay1_desc34_reach_x = 0&#10;overlay1_desc34_alpha_mod = 2&#10;&#10;### Overlay 'landscape' &gt; 35 &gt; button for 'down', disabled, handled by dpad_area&#10;overlay1_desc35 = &quot;down,0.12375,0.64167,radial,0.04,0.08889&quot;&#10;overlay1_desc35_overlay = l-btn-dpad-down.png&#10;overlay1_desc35_reach_x = 0&#10;overlay1_desc35_alpha_mod = 2&#10;&#10;### Overlay 'landscape' &gt; 36 &gt; button for 'up|left', disabled, handled by dpad_area&#10;overlay1_desc36 = &quot;up|left,0.05658,0.35072,radial,0.00875,0.01944&quot;&#10;overlay1_desc36_overlay = l-btn-corner.png&#10;overlay1_desc36_reach_x = 0&#10;overlay1_desc36_alpha_mod = 2&#10;&#10;### Overlay 'landscape' &gt; 37 &gt; button for 'up|right', disabled, handled by dpad_area&#10;overlay1_desc37 = &quot;up|right,0.19093,0.35072,radial,0.00875,0.01944&quot;&#10;overlay1_desc37_overlay = l-btn-corner.png&#10;overlay1_desc37_reach_x = 0&#10;overlay1_desc37_alpha_mod = 2&#10;&#10;### Overlay 'landscape' &gt; 38 &gt; button for 'down|left', disabled, handled by dpad_area&#10;overlay1_desc38 = &quot;down|left,0.05658,0.64928,radial,0.00875,0.01944&quot;&#10;overlay1_desc38_overlay = l-btn-corner.png&#10;overlay1_desc38_reach_x = 0&#10;overlay1_desc38_alpha_mod = 2&#10;&#10;### Overlay 'landscape' &gt; 39 &gt; button for 'down|right', disabled, handled by dpad_area&#10;overlay1_desc39 = &quot;down|right,0.19093,0.64928,radial,0.00875,0.01944&quot;&#10;overlay1_desc39_overlay = l-btn-corner.png&#10;overlay1_desc39_reach_x = 0&#10;overlay1_desc39_alpha_mod = 2&#10;&#10;### Overlay 'landscape' &gt; 40 &gt; handler for 'dpad_area'&#10;overlay1_desc40 = &quot;dpad_area,0.12375,0.5,radial,0.11375,0.25278&quot;&#10;overlay1_desc40_overlay = l-area-dpad.png&#10;overlay1_desc40_reach_x = 1.25&#10;overlay1_desc40_reach_y = 1.25&#10;overlay1_desc40_alpha_mod = 1&#10;&#10;### Overlay 'landscape' &gt; 41 &gt; button for 'a’&#10;overlay1_desc41 = &quot;a,0.92551,0.43681,radial,0.04688,0.10417&quot;&#10;overlay1_desc41_overlay = l-btn-act2-a.png&#10;overlay1_desc41_reach_x = 1.25&#10;overlay1_desc41_reach_y = 1.25&#10;overlay1_desc41_alpha_mod = 2&#10;&#10;### Overlay 'landscape' &gt; 42 &gt; button for 'b’&#10;overlay1_desc42 = &quot;b,0.827,0.56319,radial,0.04688,0.10417&quot;&#10;overlay1_desc42_overlay = l-btn-act2-b.png&#10;overlay1_desc42_reach_x = 1.25&#10;overlay1_desc42_reach_y = 1.25&#10;overlay1_desc42_alpha_mod = 2&#10;&#10;### Overlay 'landscape' &gt; 43 &gt; decoration 1 for ‘a|b’ corner&#10;overlay1_desc43 = &quot;nul,0.82875,0.31717,radial,0.00875,0.01944&quot;&#10;overlay1_desc43_overlay = l-btn-corner.png&#10;overlay1_desc43_reach_x = 0&#10;overlay1_desc43_alpha_mod = 2&#10;&#10;### Overlay 'landscape' &gt; 44 &gt; decoration 2 for ‘a|b’ corner&#10;overlay1_desc44 = &quot;nul,0.92375,0.68283,radial,0.00875,0.01944&quot;&#10;overlay1_desc44_overlay = l-btn-corner.png&#10;overlay1_desc44_reach_x = 0&#10;overlay1_desc44_alpha_mod = 2&#10;&#10;### Overlay 'landscape' &gt; 45 &gt; decoration border for 'abxy_area'&#10;overlay1_desc45 = &quot;nul,0.87625,0.5,radial,0.11375,0.25278&quot;&#10;overlay1_desc45_overlay = l-area-act.png&#10;overlay1_desc45_reach_x = 0&#10;overlay1_desc45_alpha_mod = 1&#10;&#10;### Overlay 'landscape' &gt; 46 &gt; link to portrait overlay&#10;overlay1_desc46 = &quot;overlay_next,0,0,radial,0,0&quot;&#10;overlay1_desc46_reach_x = 0&#10;overlay1_desc46_alpha_mod = 0&#10;overlay1_desc46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47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l1'</text:p>
            <text:p>overlay1_desc4 = "l,0.08188,0.22083,rect,0.07063,0.15694"</text:p>
            <text:p>overlay1_desc4_overlay = l-light-shoulder-l.png</text:p>
            <text:p>overlay1_desc4_reach_x = 0</text:p>
            <text:p>overlay1_desc4_alpha_mod = 20</text:p>
            <text:p/>
            <text:p>### Overlay 'landscape' &gt; 5 &gt; light for 'select'</text:p>
            <text:p>overlay1_desc5 = "select,0.2075,0.17765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start'</text:p>
            <text:p>overlay1_desc6 = "start,0.7925,0.17765,radial,0.02875,0.06389"</text:p>
            <text:p>overlay1_desc6_overlay = l-light-shoulder.png</text:p>
            <text:p>overlay1_desc6_reach_x = 0</text:p>
            <text:p>overlay1_desc6_alpha_mod = 20</text:p>
            <text:p/>
            <text:p>### Overlay 'landscape' &gt; 7 &gt; light for 'r1'</text:p>
            <text:p>overlay1_desc7 = "r,0.91813,0.22083,rect,0.07063,0.15694"</text:p>
            <text:p>overlay1_desc7_overlay = l-light-shoulder-r.png</text:p>
            <text:p>overlay1_desc7_reach_x = 0</text:p>
            <text:p>overlay1_desc7_alpha_mod = 20</text:p>
            <text:p/>
            <text:p>### Overlay 'landscape' &gt; 8 &gt; light for 'up'</text:p>
            <text:p>overlay1_desc8 = "up,0.12375,0.35833,radial,0.04,0.08889"</text:p>
            <text:p>overlay1_desc8_overlay = l-light-act4.png</text:p>
            <text:p>overlay1_desc8_reach_x = 0</text:p>
            <text:p>overlay1_desc8_alpha_mod = 20</text:p>
            <text:p/>
            <text:p>### Overlay 'landscape' &gt; 9 &gt; light for 'left'</text:p>
            <text:p>overlay1_desc9 = "left,0.06,0.5,radial,0.04,0.08889"</text:p>
            <text:p>overlay1_desc9_overlay = l-light-act4.png</text:p>
            <text:p>overlay1_desc9_reach_x = 0</text:p>
            <text:p>overlay1_desc9_alpha_mod = 20</text:p>
            <text:p/>
            <text:p>### Overlay 'landscape' &gt; 10 &gt; light for 'right'</text:p>
            <text:p>overlay1_desc10 = "right,0.1875,0.5,radial,0.04,0.08889"</text:p>
            <text:p>overlay1_desc10_overlay = l-light-act4.png</text:p>
            <text:p>overlay1_desc10_reach_x = 0</text:p>
            <text:p>overlay1_desc10_alpha_mod = 20</text:p>
            <text:p/>
            <text:p>### Overlay 'landscape' &gt; 11 &gt; light for 'down'</text:p>
            <text:p>overlay1_desc11 = "down,0.12375,0.64167,radial,0.04,0.08889"</text:p>
            <text:p>overlay1_desc11_overlay = l-light-act4.png</text:p>
            <text:p>overlay1_desc11_reach_x = 0</text:p>
            <text:p>overlay1_desc11_alpha_mod = 20</text:p>
            <text:p/>
            <text:p>### Overlay 'landscape' &gt; 12 &gt; light for 'up|left'</text:p>
            <text:p>overlay1_desc12 = "up|left,0.05658,0.35072,radial,0.00875,0.01944"</text:p>
            <text:p>overlay1_desc12_overlay = l-light-corner.png</text:p>
            <text:p>overlay1_desc12_reach_x = 0</text:p>
            <text:p>overlay1_desc12_alpha_mod = 20</text:p>
            <text:p/>
            <text:p>### Overlay 'landscape' &gt; 13 &gt; light for 'up|right'</text:p>
            <text:p>overlay1_desc13 = "up|right,0.19093,0.35072,radial,0.00875,0.01944"</text:p>
            <text:p>overlay1_desc13_overlay = l-light-corner.png</text:p>
            <text:p>overlay1_desc13_reach_x = 0</text:p>
            <text:p>overlay1_desc13_alpha_mod = 20</text:p>
            <text:p/>
            <text:p>### Overlay 'landscape' &gt; 14 &gt; light for 'down|left'</text:p>
            <text:p>overlay1_desc14 = "down|left,0.05658,0.64928,radial,0.00875,0.01944"</text:p>
            <text:p>overlay1_desc14_overlay = l-light-corner.png</text:p>
            <text:p>overlay1_desc14_reach_x = 0</text:p>
            <text:p>overlay1_desc14_alpha_mod = 20</text:p>
            <text:p/>
            <text:p>### Overlay 'landscape' &gt; 15 &gt; light for 'down|right'</text:p>
            <text:p>overlay1_desc15 = "down|right,0.19093,0.64928,radial,0.00875,0.01944"</text:p>
            <text:p>overlay1_desc15_overlay = l-light-corner.png</text:p>
            <text:p>overlay1_desc15_reach_x = 0</text:p>
            <text:p>overlay1_desc15_alpha_mod = 20</text:p>
            <text:p/>
            <text:p>### Overlay 'landscape' &gt; 16 &gt; light for 'a'</text:p>
            <text:p>overlay1_desc16 = "a,0.92551,0.43681,radial,0.04688,0.10417"</text:p>
            <text:p>overlay1_desc16_overlay = l-light-act2.png</text:p>
            <text:p>overlay1_desc16_reach_x = 0</text:p>
            <text:p>overlay1_desc16_alpha_mod = 20</text:p>
            <text:p/>
            <text:p>### Overlay 'landscape' &gt; 17 &gt; light for 'b'</text:p>
            <text:p>overlay1_desc17 = "b,0.827,0.56319,radial,0.04688,0.10417"</text:p>
            <text:p>overlay1_desc17_overlay = l-light-act2.png</text:p>
            <text:p>overlay1_desc17_reach_x = 0</text:p>
            <text:p>overlay1_desc17_alpha_mod = 20</text:p>
            <text:p/>
            <text:p>### Overlay 'landscape' &gt; 18 &gt; button for 'toggle_fast_forward'</text:p>
            <text:p>overlay1_desc18 = "toggle_fast_forward,0.035,0.92222,radial,0.025,0.05556"</text:p>
            <text:p>overlay1_desc18_overlay = l-btn-fast-forward.png</text:p>
            <text:p>overlay1_desc18_reach_x = 1.25</text:p>
            <text:p>overlay1_desc18_reach_y = 1.25</text:p>
            <text:p>overlay1_desc18_alpha_mod = 2</text:p>
            <text:p/>
            <text:p>### Overlay 'landscape' &gt; 19 &gt; button for 'load_state'</text:p>
            <text:p>overlay1_desc19 = "load_state,0.345,0.07778,radial,0.025,0.05556"</text:p>
            <text:p>overlay1_desc19_overlay = l-btn-load.png</text:p>
            <text:p>overlay1_desc19_reach_x = 1.25</text:p>
            <text:p>overlay1_desc19_reach_y = 1.25</text:p>
            <text:p>overlay1_desc19_alpha_mod = 2</text:p>
            <text:p/>
            <text:p>### Overlay 'landscape' &gt; 20 &gt; button for 'save_state'</text:p>
            <text:p>overlay1_desc20 = "save_state,0.655,0.07778,radial,0.025,0.05556"</text:p>
            <text:p>overlay1_desc20_overlay = l-btn-save.png</text:p>
            <text:p>overlay1_desc20_reach_x = 1.25</text:p>
            <text:p>overlay1_desc20_reach_y = 1.25</text:p>
            <text:p>overlay1_desc20_alpha_mod = 2</text:p>
            <text:p/>
            <text:p>### Overlay 'landscape' &gt; 21 &gt; button for 'menu_toggle'</text:p>
            <text:p>overlay1_desc21 = "menu_toggle,0.965,0.92222,radial,0.025,0.05556"</text:p>
            <text:p>overlay1_desc21_overlay = l-btn-menu.png</text:p>
            <text:p>overlay1_desc21_reach_x = 1.25</text:p>
            <text:p>overlay1_desc21_reach_y = 1.25</text:p>
            <text:p>overlay1_desc21_alpha_mod = 2</text:p>
            <text:p/>
            <text:p>### Overlay 'landscape' &gt; 22 &gt; button for 'l', disabled, handled by hidden button</text:p>
            <text:p>overlay1_desc22 = "l,0.08188,0.15278,rect,0.07563,0.1"</text:p>
            <text:p>overlay1_desc22_overlay = l-btn-l.png</text:p>
            <text:p>overlay1_desc22_reach_x = 0</text:p>
            <text:p>overlay1_desc22_alpha_mod = 2</text:p>
            <text:p/>
            <text:p>### Overlay 'landscape' &gt; 23 &gt; hidden button 1 for ‘l’</text:p>
            <text:p>overlay1_desc23 = "l,0.04,0.17765,radial,0.03375,0.075"</text:p>
            <text:p>overlay1_desc23_reach_x = 1.25</text:p>
            <text:p>overlay1_desc23_reach_y = 1.25</text:p>
            <text:p>overlay1_desc23_alpha_mod = 0</text:p>
            <text:p/>
            <text:p>### Overlay 'landscape' &gt; 24 &gt; hidden button 2 for ‘l’</text:p>
            <text:p>overlay1_desc24 = "l,0.0804,0.14046,radial,0.03375,0.075"</text:p>
            <text:p>overlay1_desc24_reach_x = 1.25</text:p>
            <text:p>overlay1_desc24_reach_y = 1.25</text:p>
            <text:p>overlay1_desc24_alpha_mod = 0</text:p>
            <text:p/>
            <text:p>### Overlay 'landscape' &gt; 25 &gt; hidden button 3 for ‘l’</text:p>
            <text:p>overlay1_desc25 = "l,0.12375,0.12778,radial,0.03375,0.075"</text:p>
            <text:p>overlay1_desc25_reach_x = 1.25</text:p>
            <text:p>overlay1_desc25_reach_y = 1.25</text:p>
            <text:p>overlay1_desc25_alpha_mod = 0</text:p>
            <text:p/>
            <text:p>### Overlay 'landscape' &gt; 26 &gt; button for 'select'</text:p>
            <text:p>overlay1_desc26 = "select,0.2075,0.17765,radial,0.03375,0.075"</text:p>
            <text:p>overlay1_desc26_overlay = l-btn-select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start'</text:p>
            <text:p>overlay1_desc27 = "start,0.7925,0.17765,radial,0.03375,0.075"</text:p>
            <text:p>overlay1_desc27_overlay = l-btn-start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r', disabled, handled by hidden button</text:p>
            <text:p>overlay1_desc28 = "r,0.91813,0.15278,rect,0.07563,0.1"</text:p>
            <text:p>overlay1_desc28_overlay = l-btn-r.png</text:p>
            <text:p>overlay1_desc28_reach_x = 0</text:p>
            <text:p>overlay1_desc28_alpha_mod = 2</text:p>
            <text:p/>
            <text:p>### Overlay 'landscape' &gt; 29 &gt; hidden button 1 for ‘r’</text:p>
            <text:p>overlay1_desc29 = "r,0.87625,0.12778,radial,0.03375,0.075"</text:p>
            <text:p>overlay1_desc29_reach_x = 1.25</text:p>
            <text:p>overlay1_desc29_reach_y = 1.25</text:p>
            <text:p>overlay1_desc29_alpha_mod = 0</text:p>
            <text:p/>
            <text:p>### Overlay 'landscape' &gt; 30 &gt; hidden button 2 for ‘r’</text:p>
            <text:p>overlay1_desc30 = "r,0.9196,0.14046,radial,0.03375,0.075"</text:p>
            <text:p>overlay1_desc30_reach_x = 1.25</text:p>
            <text:p>overlay1_desc30_reach_y = 1.25</text:p>
            <text:p>overlay1_desc30_alpha_mod = 0</text:p>
            <text:p/>
            <text:p>### Overlay 'landscape' &gt; 31 &gt; hidden button 3 for ‘r’</text:p>
            <text:p>overlay1_desc31 = "r,0.96,0.17765,radial,0.03375,0.075"</text:p>
            <text:p>overlay1_desc31_reach_x = 1.25</text:p>
            <text:p>overlay1_desc31_reach_y = 1.25</text:p>
            <text:p>overlay1_desc31_alpha_mod = 0</text:p>
            <text:p/>
            <text:p>### Overlay 'landscape' &gt; 32 &gt; button for 'up', disabled, handled by dpad_area</text:p>
            <text:p>overlay1_desc32 = "up,0.12375,0.35833,radial,0.04,0.08889"</text:p>
            <text:p>overlay1_desc32_overlay = l-btn-dpad-up.png</text:p>
            <text:p>overlay1_desc32_reach_x = 0</text:p>
            <text:p>overlay1_desc32_alpha_mod = 2</text:p>
            <text:p/>
            <text:p>### Overlay 'landscape' &gt; 33 &gt; button for 'left', disabled, handled by dpad_area</text:p>
            <text:p>overlay1_desc33 = "left,0.06,0.5,radial,0.04,0.08889"</text:p>
            <text:p>overlay1_desc33_overlay = l-btn-dpad-left.png</text:p>
            <text:p>overlay1_desc33_reach_x = 0</text:p>
            <text:p>overlay1_desc33_alpha_mod = 2</text:p>
            <text:p/>
            <text:p>### Overlay 'landscape' &gt; 34 &gt; button for 'right', disabled, handled by dpad_area</text:p>
            <text:p>overlay1_desc34 = "right,0.1875,0.5,radial,0.04,0.08889"</text:p>
            <text:p>overlay1_desc34_overlay = l-btn-dpad-right.png</text:p>
            <text:p>overlay1_desc34_reach_x = 0</text:p>
            <text:p>overlay1_desc34_alpha_mod = 2</text:p>
            <text:p/>
            <text:p>### Overlay 'landscape' &gt; 35 &gt; button for 'down', disabled, handled by dpad_area</text:p>
            <text:p>overlay1_desc35 = "down,0.12375,0.64167,radial,0.04,0.08889"</text:p>
            <text:p>overlay1_desc35_overlay = l-btn-dpad-down.png</text:p>
            <text:p>overlay1_desc35_reach_x = 0</text:p>
            <text:p>overlay1_desc35_alpha_mod = 2</text:p>
            <text:p/>
            <text:p>### Overlay 'landscape' &gt; 36 &gt; button for 'up|left', disabled, handled by dpad_area</text:p>
            <text:p>overlay1_desc36 = "up|left,0.05658,0.35072,radial,0.00875,0.01944"</text:p>
            <text:p>overlay1_desc36_overlay = l-btn-corner.png</text:p>
            <text:p>overlay1_desc36_reach_x = 0</text:p>
            <text:p>overlay1_desc36_alpha_mod = 2</text:p>
            <text:p/>
            <text:p>### Overlay 'landscape' &gt; 37 &gt; button for 'up|right', disabled, handled by dpad_area</text:p>
            <text:p>overlay1_desc37 = "up|right,0.19093,0.35072,radial,0.00875,0.01944"</text:p>
            <text:p>overlay1_desc37_overlay = l-btn-corner.png</text:p>
            <text:p>overlay1_desc37_reach_x = 0</text:p>
            <text:p>overlay1_desc37_alpha_mod = 2</text:p>
            <text:p/>
            <text:p>### Overlay 'landscape' &gt; 38 &gt; button for 'down|left', disabled, handled by dpad_area</text:p>
            <text:p>overlay1_desc38 = "down|left,0.05658,0.64928,radial,0.00875,0.01944"</text:p>
            <text:p>overlay1_desc38_overlay = l-btn-corner.png</text:p>
            <text:p>overlay1_desc38_reach_x = 0</text:p>
            <text:p>overlay1_desc38_alpha_mod = 2</text:p>
            <text:p/>
            <text:p>### Overlay 'landscape' &gt; 39 &gt; button for 'down|right', disabled, handled by dpad_area</text:p>
            <text:p>overlay1_desc39 = "down|right,0.19093,0.64928,radial,0.00875,0.01944"</text:p>
            <text:p>overlay1_desc39_overlay = l-btn-corner.png</text:p>
            <text:p>overlay1_desc39_reach_x = 0</text:p>
            <text:p>overlay1_desc39_alpha_mod = 2</text:p>
            <text:p/>
            <text:p>### Overlay 'landscape' &gt; 40 &gt; handler for 'dpad_area'</text:p>
            <text:p>overlay1_desc40 = "dpad_area,0.12375,0.5,radial,0.11375,0.25278"</text:p>
            <text:p>overlay1_desc40_overlay = l-area-dpad.png</text:p>
            <text:p>overlay1_desc40_reach_x = 1.25</text:p>
            <text:p>overlay1_desc40_reach_y = 1.25</text:p>
            <text:p>overlay1_desc40_alpha_mod = 1</text:p>
            <text:p/>
            <text:p>### Overlay 'landscape' &gt; 41 &gt; button for 'a’</text:p>
            <text:p>overlay1_desc41 = "a,0.92551,0.43681,radial,0.04688,0.10417"</text:p>
            <text:p>overlay1_desc41_overlay = l-btn-act2-a.png</text:p>
            <text:p>overlay1_desc41_reach_x = 1.25</text:p>
            <text:p>overlay1_desc41_reach_y = 1.25</text:p>
            <text:p>overlay1_desc41_alpha_mod = 2</text:p>
            <text:p/>
            <text:p>### Overlay 'landscape' &gt; 42 &gt; button for 'b’</text:p>
            <text:p>overlay1_desc42 = "b,0.827,0.56319,radial,0.04688,0.10417"</text:p>
            <text:p>overlay1_desc42_overlay = l-btn-act2-b.png</text:p>
            <text:p>overlay1_desc42_reach_x = 1.25</text:p>
            <text:p>overlay1_desc42_reach_y = 1.25</text:p>
            <text:p>overlay1_desc42_alpha_mod = 2</text:p>
            <text:p/>
            <text:p>### Overlay 'landscape' &gt; 43 &gt; decoration 1 for ‘a|b’ corner</text:p>
            <text:p>overlay1_desc43 = "nul,0.82875,0.31717,radial,0.00875,0.01944"</text:p>
            <text:p>overlay1_desc43_overlay = l-btn-corner.png</text:p>
            <text:p>overlay1_desc43_reach_x = 0</text:p>
            <text:p>overlay1_desc43_alpha_mod = 2</text:p>
            <text:p/>
            <text:p>### Overlay 'landscape' &gt; 44 &gt; decoration 2 for ‘a|b’ corner</text:p>
            <text:p>overlay1_desc44 = "nul,0.92375,0.68283,radial,0.00875,0.01944"</text:p>
            <text:p>overlay1_desc44_overlay = l-btn-corner.png</text:p>
            <text:p>overlay1_desc44_reach_x = 0</text:p>
            <text:p>overlay1_desc44_alpha_mod = 2</text:p>
            <text:p/>
            <text:p>### Overlay 'landscape' &gt; 45 &gt; decoration border for 'abxy_area'</text:p>
            <text:p>overlay1_desc45 = "nul,0.87625,0.5,radial,0.11375,0.25278"</text:p>
            <text:p>overlay1_desc45_overlay = l-area-act.png</text:p>
            <text:p>overlay1_desc45_reach_x = 0</text:p>
            <text:p>overlay1_desc45_alpha_mod = 1</text:p>
            <text:p/>
            <text:p>### Overlay 'landscape' &gt; 46 &gt; link to portrait overlay</text:p>
            <text:p>overlay1_desc46 = "overlay_next,0,0,radial,0,0"</text:p>
            <text:p>overlay1_desc46_reach_x = 0</text:p>
            <text:p>overlay1_desc46_alpha_mod = 0</text:p>
            <text:p>overlay1_desc46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4:28:13.431536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13T14:28:39.397955314</dc:date>
    <meta:editing-duration>PT22H11M36S</meta:editing-duration>
    <meta:editing-cycles>50</meta:editing-cycles>
    <meta:generator>LibreOffice/24.2.3.2$Linux_X86_64 LibreOffice_project/420$Build-2</meta:generator>
    <meta:document-statistic meta:table-count="3" meta:cell-count="1364" meta:object-count="0"/>
  </office:meta>
</office:document-meta>
</file>